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0833in"/>
    </style:style>
    <style:style style:name="Table1.D" style:family="table-column">
      <style:table-column-properties style:column-width="1.084in"/>
    </style:style>
    <style:style style:name="Table1.F" style:family="table-column">
      <style:table-column-properties style:column-width="1.0819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3"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4" style:family="paragraph" style:parent-style-name="Standard" style:list-style-name="WWNum35">
      <style:paragraph-properties fo:margin-left="0.3228in" fo:margin-right="0in" fo:margin-top="0in" fo:margin-bottom="0in" loext:contextual-spacing="false" fo:line-height="114%" fo:text-indent="-0.25in" style:auto-text-indent="false" fo:padding="0in" fo:border="none"/>
    </style:style>
    <style:style style:name="P5" style:family="paragraph" style:parent-style-name="Standard" style:list-style-name="WWNum36">
      <style:paragraph-properties fo:margin-left="0.3228in" fo:margin-right="0in" fo:margin-top="0in" fo:margin-bottom="0in" loext:contextual-spacing="false" fo:line-height="114%" fo:text-indent="-0.25in" style:auto-text-indent="false" fo:padding="0in" fo:border="none"/>
    </style:style>
    <style:style style:name="P6" style:family="paragraph" style:parent-style-name="Standard" style:list-style-name="WWNum36">
      <style:paragraph-properties fo:margin-left="0.3228in" fo:margin-right="0in" fo:margin-top="0in" fo:margin-bottom="0in" loext:contextual-spacing="false" fo:line-height="114%" fo:text-indent="-0.25in" style:auto-text-indent="false" fo:padding="0in" fo:border="none"/>
    </style:style>
    <style:style style:name="P7" style:family="paragraph" style:parent-style-name="Standard" style:list-style-name="WWNum37">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38">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38">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39">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40">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40">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42">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42">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44">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44">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8"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9"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20"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21"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22"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23"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24"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25"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26"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27"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28" style:family="paragraph" style:parent-style-name="Standard" style:list-style-name="WWNum19">
      <style:paragraph-properties fo:margin-left="0.3228in" fo:margin-right="0in" fo:margin-top="0in" fo:margin-bottom="0in" loext:contextual-spacing="false" fo:line-height="114%" fo:text-indent="-0.25in" style:auto-text-indent="false" fo:padding="0in" fo:border="none"/>
    </style:style>
    <style:style style:name="P29" style:family="paragraph" style:parent-style-name="Standard" style:list-style-name="WWNum19">
      <style:paragraph-properties fo:margin-left="0.3228in" fo:margin-right="0in" fo:margin-top="0in" fo:margin-bottom="0in" loext:contextual-spacing="false" fo:line-height="114%" fo:text-indent="-0.25in" style:auto-text-indent="false" fo:padding="0in" fo:border="none"/>
    </style:style>
    <style:style style:name="P30" style:family="paragraph" style:parent-style-name="Standard" style:list-style-name="WWNum20">
      <style:paragraph-properties fo:margin-left="0.3228in" fo:margin-right="0in" fo:margin-top="0in" fo:margin-bottom="0in" loext:contextual-spacing="false" fo:line-height="114%" fo:text-indent="-0.25in" style:auto-text-indent="false" fo:padding="0in" fo:border="none"/>
    </style:style>
    <style:style style:name="P31" style:family="paragraph" style:parent-style-name="Standard" style:list-style-name="WWNum20">
      <style:paragraph-properties fo:margin-left="0.3228in" fo:margin-right="0in" fo:margin-top="0in" fo:margin-bottom="0in" loext:contextual-spacing="false" fo:line-height="114%" fo:text-indent="-0.25in" style:auto-text-indent="false" fo:padding="0in" fo:border="none"/>
    </style:style>
    <style:style style:name="P32" style:family="paragraph" style:parent-style-name="Standard" style:list-style-name="WWNum28">
      <style:paragraph-properties fo:margin-left="0.3228in" fo:margin-right="0in" fo:margin-top="0in" fo:margin-bottom="0in" loext:contextual-spacing="false" fo:line-height="114%" fo:text-indent="-0.25in" style:auto-text-indent="false" fo:padding="0in" fo:border="none"/>
    </style:style>
    <style:style style:name="P33" style:family="paragraph" style:parent-style-name="Standard" style:list-style-name="WWNum28">
      <style:paragraph-properties fo:margin-left="0.3228in" fo:margin-right="0in" fo:margin-top="0in" fo:margin-bottom="0in" loext:contextual-spacing="false" fo:line-height="114%" fo:text-indent="-0.25in" style:auto-text-indent="false" fo:padding="0in" fo:border="none"/>
    </style:style>
    <style:style style:name="P34" style:family="paragraph" style:parent-style-name="Standard" style:list-style-name="WWNum29">
      <style:paragraph-properties fo:margin-left="0.3228in" fo:margin-right="0in" fo:margin-top="0in" fo:margin-bottom="0in" loext:contextual-spacing="false" fo:line-height="114%" fo:text-indent="-0.25in" style:auto-text-indent="false" fo:padding="0in" fo:border="none"/>
    </style:style>
    <style:style style:name="P35" style:family="paragraph" style:parent-style-name="Standard" style:list-style-name="WWNum29">
      <style:paragraph-properties fo:margin-left="0.3228in" fo:margin-right="0in" fo:margin-top="0in" fo:margin-bottom="0in" loext:contextual-spacing="false" fo:line-height="114%" fo:text-indent="-0.25in" style:auto-text-indent="false" fo:padding="0in" fo:border="none"/>
    </style:style>
    <style:style style:name="P36" style:family="paragraph" style:parent-style-name="Standard" style:list-style-name="WWNum30">
      <style:paragraph-properties fo:margin-left="0.3228in" fo:margin-right="0in" fo:margin-top="0in" fo:margin-bottom="0in" loext:contextual-spacing="false" fo:line-height="114%" fo:text-indent="-0.25in" style:auto-text-indent="false" fo:padding="0in" fo:border="none"/>
    </style:style>
    <style:style style:name="P37" style:family="paragraph" style:parent-style-name="Standard" style:list-style-name="WWNum30">
      <style:paragraph-properties fo:margin-left="0.3228in" fo:margin-right="0in" fo:margin-top="0in" fo:margin-bottom="0in" loext:contextual-spacing="false" fo:line-height="114%" fo:text-indent="-0.25in" style:auto-text-indent="false" fo:padding="0in" fo:border="none"/>
    </style:style>
    <style:style style:name="P38" style:family="paragraph" style:parent-style-name="Standard" style:list-style-name="WWNum31">
      <style:paragraph-properties fo:margin-left="0.3228in" fo:margin-right="0in" fo:margin-top="0in" fo:margin-bottom="0in" loext:contextual-spacing="false" fo:line-height="114%" fo:text-indent="-0.25in" style:auto-text-indent="false" fo:padding="0in" fo:border="none"/>
    </style:style>
    <style:style style:name="P39" style:family="paragraph" style:parent-style-name="Standard" style:list-style-name="WWNum31">
      <style:paragraph-properties fo:margin-left="0.3228in" fo:margin-right="0in" fo:margin-top="0in" fo:margin-bottom="0in" loext:contextual-spacing="false" fo:line-height="114%" fo:text-indent="-0.25in" style:auto-text-indent="false" fo:padding="0in" fo:border="none"/>
    </style:style>
    <style:style style:name="P40"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41" style:family="paragraph" style:parent-style-name="Standard" style:list-style-name="WWNum35">
      <style:paragraph-properties fo:margin-left="0.3228in" fo:margin-right="0in" fo:margin-top="0in" fo:margin-bottom="0.0835in" loext:contextual-spacing="false" fo:line-height="114%" fo:text-indent="-0.25in" style:auto-text-indent="false" fo:padding="0in" fo:border="none"/>
    </style:style>
    <style:style style:name="P42" style:family="paragraph" style:parent-style-name="Standard" style:list-style-name="WWNum36">
      <style:paragraph-properties fo:margin-left="0.3228in" fo:margin-right="0in" fo:margin-top="0in" fo:margin-bottom="0.0835in" loext:contextual-spacing="false" fo:line-height="114%" fo:text-indent="-0.25in" style:auto-text-indent="false" fo:padding="0in" fo:border="none"/>
    </style:style>
    <style:style style:name="P43" style:family="paragraph" style:parent-style-name="Standard" style:list-style-name="WWNum37">
      <style:paragraph-properties fo:margin-left="0.3228in" fo:margin-right="0in" fo:margin-top="0in" fo:margin-bottom="0.0835in" loext:contextual-spacing="false" fo:line-height="114%" fo:text-indent="-0.25in" style:auto-text-indent="false" fo:padding="0in" fo:border="none"/>
    </style:style>
    <style:style style:name="P44" style:family="paragraph" style:parent-style-name="Standard" style:list-style-name="WWNum38">
      <style:paragraph-properties fo:margin-left="0.3228in" fo:margin-right="0in" fo:margin-top="0in" fo:margin-bottom="0.0835in" loext:contextual-spacing="false" fo:line-height="114%" fo:text-indent="-0.25in" style:auto-text-indent="false" fo:padding="0in" fo:border="none"/>
    </style:style>
    <style:style style:name="P45" style:family="paragraph" style:parent-style-name="Standard" style:list-style-name="WWNum39">
      <style:paragraph-properties fo:margin-left="0.3228in" fo:margin-right="0in" fo:margin-top="0in" fo:margin-bottom="0.0835in" loext:contextual-spacing="false" fo:line-height="114%" fo:text-indent="-0.25in" style:auto-text-indent="false" fo:padding="0in" fo:border="none"/>
    </style:style>
    <style:style style:name="P46" style:family="paragraph" style:parent-style-name="Standard" style:list-style-name="WWNum40">
      <style:paragraph-properties fo:margin-left="0.3228in" fo:margin-right="0in" fo:margin-top="0in" fo:margin-bottom="0.0835in" loext:contextual-spacing="false" fo:line-height="114%" fo:text-indent="-0.25in" style:auto-text-indent="false" fo:padding="0in" fo:border="none"/>
    </style:style>
    <style:style style:name="P47" style:family="paragraph" style:parent-style-name="Standard" style:list-style-name="WWNum42">
      <style:paragraph-properties fo:margin-left="0.3228in" fo:margin-right="0in" fo:margin-top="0in" fo:margin-bottom="0.0835in" loext:contextual-spacing="false" fo:line-height="114%" fo:text-indent="-0.25in" style:auto-text-indent="false" fo:padding="0in" fo:border="none"/>
    </style:style>
    <style:style style:name="P48" style:family="paragraph" style:parent-style-name="Standard" style:list-style-name="WWNum44">
      <style:paragraph-properties fo:margin-left="0.3228in" fo:margin-right="0in" fo:margin-top="0in" fo:margin-bottom="0.0835in" loext:contextual-spacing="false" fo:line-height="114%" fo:text-indent="-0.25in" style:auto-text-indent="false" fo:padding="0in" fo:border="none"/>
    </style:style>
    <style:style style:name="P49" style:family="paragraph" style:parent-style-name="Standard" style:list-style-name="WWNum4">
      <style:paragraph-properties fo:margin-left="0.3228in" fo:margin-right="0in" fo:margin-top="0in" fo:margin-bottom="0.0835in" loext:contextual-spacing="false" fo:line-height="114%" fo:text-indent="-0.25in" style:auto-text-indent="false" fo:padding="0in" fo:border="none"/>
    </style:style>
    <style:style style:name="P50" style:family="paragraph" style:parent-style-name="Standard" style:list-style-name="WWNum5">
      <style:paragraph-properties fo:margin-left="0.3228in" fo:margin-right="0in" fo:margin-top="0in" fo:margin-bottom="0.0835in" loext:contextual-spacing="false" fo:line-height="114%" fo:text-indent="-0.25in" style:auto-text-indent="false" fo:padding="0in" fo:border="none"/>
    </style:style>
    <style:style style:name="P51" style:family="paragraph" style:parent-style-name="Standard" style:list-style-name="WWNum10">
      <style:paragraph-properties fo:margin-left="0.3228in" fo:margin-right="0in" fo:margin-top="0in" fo:margin-bottom="0.0835in" loext:contextual-spacing="false" fo:line-height="114%" fo:text-indent="-0.25in" style:auto-text-indent="false" fo:padding="0in" fo:border="none"/>
    </style:style>
    <style:style style:name="P52" style:family="paragraph" style:parent-style-name="Standard" style:list-style-name="WWNum12">
      <style:paragraph-properties fo:margin-left="0.3228in" fo:margin-right="0in" fo:margin-top="0in" fo:margin-bottom="0.0835in" loext:contextual-spacing="false" fo:line-height="114%" fo:text-indent="-0.25in" style:auto-text-indent="false" fo:padding="0in" fo:border="none"/>
    </style:style>
    <style:style style:name="P53" style:family="paragraph" style:parent-style-name="Standard" style:list-style-name="WWNum13">
      <style:paragraph-properties fo:margin-left="0.3228in" fo:margin-right="0in" fo:margin-top="0in" fo:margin-bottom="0.0835in" loext:contextual-spacing="false" fo:line-height="114%" fo:text-indent="-0.25in" style:auto-text-indent="false" fo:padding="0in" fo:border="none"/>
    </style:style>
    <style:style style:name="P54" style:family="paragraph" style:parent-style-name="Standard" style:list-style-name="WWNum14">
      <style:paragraph-properties fo:margin-left="0.3228in" fo:margin-right="0in" fo:margin-top="0in" fo:margin-bottom="0.0835in" loext:contextual-spacing="false" fo:line-height="114%" fo:text-indent="-0.25in" style:auto-text-indent="false" fo:padding="0in" fo:border="none"/>
    </style:style>
    <style:style style:name="P55" style:family="paragraph" style:parent-style-name="Standard" style:list-style-name="WWNum15">
      <style:paragraph-properties fo:margin-left="0.3228in" fo:margin-right="0in" fo:margin-top="0in" fo:margin-bottom="0.0835in" loext:contextual-spacing="false" fo:line-height="114%" fo:text-indent="-0.25in" style:auto-text-indent="false" fo:padding="0in" fo:border="none"/>
    </style:style>
    <style:style style:name="P56" style:family="paragraph" style:parent-style-name="Standard" style:list-style-name="WWNum16">
      <style:paragraph-properties fo:margin-left="0.3228in" fo:margin-right="0in" fo:margin-top="0in" fo:margin-bottom="0.0835in" loext:contextual-spacing="false" fo:line-height="114%" fo:text-indent="-0.25in" style:auto-text-indent="false" fo:padding="0in" fo:border="none"/>
    </style:style>
    <style:style style:name="P57" style:family="paragraph" style:parent-style-name="Standard" style:list-style-name="WWNum19">
      <style:paragraph-properties fo:margin-left="0.3228in" fo:margin-right="0in" fo:margin-top="0in" fo:margin-bottom="0.0835in" loext:contextual-spacing="false" fo:line-height="114%" fo:text-indent="-0.25in" style:auto-text-indent="false" fo:padding="0in" fo:border="none"/>
    </style:style>
    <style:style style:name="P58" style:family="paragraph" style:parent-style-name="Standard" style:list-style-name="WWNum20">
      <style:paragraph-properties fo:margin-left="0.3228in" fo:margin-right="0in" fo:margin-top="0in" fo:margin-bottom="0.0835in" loext:contextual-spacing="false" fo:line-height="114%" fo:text-indent="-0.25in" style:auto-text-indent="false" fo:padding="0in" fo:border="none"/>
    </style:style>
    <style:style style:name="P59" style:family="paragraph" style:parent-style-name="Standard" style:list-style-name="WWNum28">
      <style:paragraph-properties fo:margin-left="0.3228in" fo:margin-right="0in" fo:margin-top="0in" fo:margin-bottom="0.0835in" loext:contextual-spacing="false" fo:line-height="114%" fo:text-indent="-0.25in" style:auto-text-indent="false" fo:padding="0in" fo:border="none"/>
    </style:style>
    <style:style style:name="P60" style:family="paragraph" style:parent-style-name="Standard" style:list-style-name="WWNum29">
      <style:paragraph-properties fo:margin-left="0.3228in" fo:margin-right="0in" fo:margin-top="0in" fo:margin-bottom="0.0835in" loext:contextual-spacing="false" fo:line-height="114%" fo:text-indent="-0.25in" style:auto-text-indent="false" fo:padding="0in" fo:border="none"/>
    </style:style>
    <style:style style:name="P61" style:family="paragraph" style:parent-style-name="Standard" style:list-style-name="WWNum30">
      <style:paragraph-properties fo:margin-left="0.3228in" fo:margin-right="0in" fo:margin-top="0in" fo:margin-bottom="0.0835in" loext:contextual-spacing="false" fo:line-height="114%" fo:text-indent="-0.25in" style:auto-text-indent="false" fo:padding="0in" fo:border="none"/>
    </style:style>
    <style:style style:name="P62" style:family="paragraph" style:parent-style-name="Standard" style:list-style-name="WWNum31">
      <style:paragraph-properties fo:margin-left="0.3228in" fo:margin-right="0in" fo:margin-top="0in" fo:margin-bottom="0.0835in" loext:contextual-spacing="false" fo:line-height="114%" fo:text-indent="-0.25in" style:auto-text-indent="false" fo:padding="0in" fo:border="none"/>
    </style:style>
    <style:style style:name="P63" style:family="paragraph" style:parent-style-name="Standard">
      <style:paragraph-properties fo:margin-top="0in" fo:margin-bottom="0.0835in" loext:contextual-spacing="false" fo:line-height="114%" fo:padding="0in" fo:border="none"/>
    </style:style>
    <style:style style:name="P64" style:family="paragraph" style:parent-style-name="Standard" style:list-style-name="WWNum18">
      <style:paragraph-properties fo:margin-left="0.3335in" fo:margin-right="0in" fo:margin-top="0in" fo:margin-bottom="0in" loext:contextual-spacing="false" fo:line-height="114%" fo:text-indent="-0.25in" style:auto-text-indent="false" fo:padding="0in" fo:border="none"/>
    </style:style>
    <style:style style:name="P65" style:family="paragraph" style:parent-style-name="Standard" style:list-style-name="WWNum18">
      <style:paragraph-properties fo:margin-left="0.3335in" fo:margin-right="0in" fo:margin-top="0in" fo:margin-bottom="0in" loext:contextual-spacing="false" fo:line-height="114%" fo:text-indent="-0.25in" style:auto-text-indent="false" fo:padding="0in" fo:border="none"/>
    </style:style>
    <style:style style:name="P66" style:family="paragraph" style:parent-style-name="Standard" style:list-style-name="WWNum17">
      <style:paragraph-properties fo:margin-left="0.3335in" fo:margin-right="0in" fo:margin-top="0in" fo:margin-bottom="0in" loext:contextual-spacing="false" fo:line-height="114%" fo:text-indent="-0.25in" style:auto-text-indent="false" fo:padding="0in" fo:border="none"/>
    </style:style>
    <style:style style:name="P67" style:family="paragraph" style:parent-style-name="Standard" style:list-style-name="WWNum21">
      <style:paragraph-properties fo:margin-left="0.3335in" fo:margin-right="0in" fo:margin-top="0in" fo:margin-bottom="0in" loext:contextual-spacing="false" fo:line-height="114%" fo:text-indent="-0.25in" style:auto-text-indent="false" fo:padding="0in" fo:border="none"/>
    </style:style>
    <style:style style:name="P68" style:family="paragraph" style:parent-style-name="Standard" style:list-style-name="WWNum21">
      <style:paragraph-properties fo:margin-left="0.3335in" fo:margin-right="0in" fo:margin-top="0in" fo:margin-bottom="0in" loext:contextual-spacing="false" fo:line-height="114%" fo:text-indent="-0.25in" style:auto-text-indent="false" fo:padding="0in" fo:border="none"/>
    </style:style>
    <style:style style:name="P69" style:family="paragraph" style:parent-style-name="Standard" style:list-style-name="WWNum27">
      <style:paragraph-properties fo:margin-left="0.3335in" fo:margin-right="0in" fo:margin-top="0in" fo:margin-bottom="0in" loext:contextual-spacing="false" fo:line-height="114%" fo:text-indent="-0.25in" style:auto-text-indent="false" fo:padding="0in" fo:border="none"/>
    </style:style>
    <style:style style:name="P70" style:family="paragraph" style:parent-style-name="Standard" style:list-style-name="WWNum17">
      <style:paragraph-properties fo:margin-left="0.3335in" fo:margin-right="0in" fo:margin-top="0in" fo:margin-bottom="0.0835in" loext:contextual-spacing="false" fo:line-height="114%" fo:text-indent="-0.25in" style:auto-text-indent="false" fo:padding="0in" fo:border="none"/>
    </style:style>
    <style:style style:name="P71" style:family="paragraph" style:parent-style-name="Standard" style:list-style-name="WWNum27">
      <style:paragraph-properties fo:margin-left="0.3335in" fo:margin-right="0in" fo:margin-top="0in" fo:margin-bottom="0.0835in" loext:contextual-spacing="false" fo:line-height="114%" fo:text-indent="-0.25in" style:auto-text-indent="false" fo:padding="0in" fo:border="none"/>
    </style:style>
    <style:style style:name="P72" style:family="paragraph" style:parent-style-name="Standard" style:list-style-name="WWNum32">
      <style:paragraph-properties fo:margin-left="0.6146in" fo:margin-right="0in" fo:margin-top="0in" fo:margin-bottom="0in" loext:contextual-spacing="false" fo:line-height="114%" fo:text-indent="-0.25in" style:auto-text-indent="false" fo:padding="0in" fo:border="none"/>
    </style:style>
    <style:style style:name="P73" style:family="paragraph" style:parent-style-name="Standard" style:list-style-name="WWNum32">
      <style:paragraph-properties fo:margin-left="0.6146in" fo:margin-right="0in" fo:margin-top="0in" fo:margin-bottom="0in" loext:contextual-spacing="false" fo:line-height="114%" fo:text-indent="-0.25in" style:auto-text-indent="false" fo:padding="0in" fo:border="none"/>
    </style:style>
    <style:style style:name="P74" style:family="paragraph" style:parent-style-name="Standard" style:list-style-name="WWNum33">
      <style:paragraph-properties fo:margin-left="0.6146in" fo:margin-right="0in" fo:margin-top="0in" fo:margin-bottom="0in" loext:contextual-spacing="false" fo:line-height="114%" fo:text-indent="-0.25in" style:auto-text-indent="false" fo:padding="0in" fo:border="none"/>
    </style:style>
    <style:style style:name="P75" style:family="paragraph" style:parent-style-name="Standard" style:list-style-name="WWNum33">
      <style:paragraph-properties fo:margin-left="0.6146in" fo:margin-right="0in" fo:margin-top="0in" fo:margin-bottom="0in" loext:contextual-spacing="false" fo:line-height="114%" fo:text-indent="-0.25in" style:auto-text-indent="false" fo:padding="0in" fo:border="none"/>
    </style:style>
    <style:style style:name="P76" style:family="paragraph" style:parent-style-name="Standard" style:list-style-name="WWNum34">
      <style:paragraph-properties fo:margin-left="0.6146in" fo:margin-right="0in" fo:margin-top="0in" fo:margin-bottom="0in" loext:contextual-spacing="false" fo:line-height="114%" fo:text-indent="-0.25in" style:auto-text-indent="false" fo:padding="0in" fo:border="none"/>
    </style:style>
    <style:style style:name="P77" style:family="paragraph" style:parent-style-name="Standard" style:list-style-name="WWNum34">
      <style:paragraph-properties fo:margin-left="0.6146in" fo:margin-right="0in" fo:margin-top="0in" fo:margin-bottom="0in" loext:contextual-spacing="false" fo:line-height="114%" fo:text-indent="-0.25in" style:auto-text-indent="false" fo:padding="0in" fo:border="none"/>
    </style:style>
    <style:style style:name="P78" style:family="paragraph" style:parent-style-name="Standard" style:list-style-name="WWNum22">
      <style:paragraph-properties fo:margin-left="0.6146in" fo:margin-right="0in" fo:margin-top="0in" fo:margin-bottom="0in" loext:contextual-spacing="false" fo:line-height="114%" fo:text-indent="-0.25in" style:auto-text-indent="false" fo:padding="0in" fo:border="none"/>
    </style:style>
    <style:style style:name="P79" style:family="paragraph" style:parent-style-name="Standard" style:list-style-name="WWNum23">
      <style:paragraph-properties fo:margin-left="0.6146in" fo:margin-right="0in" fo:margin-top="0in" fo:margin-bottom="0in" loext:contextual-spacing="false" fo:line-height="114%" fo:text-indent="-0.25in" style:auto-text-indent="false" fo:padding="0in" fo:border="none"/>
    </style:style>
    <style:style style:name="P80" style:family="paragraph" style:parent-style-name="Standard" style:list-style-name="WWNum23">
      <style:paragraph-properties fo:margin-left="0.6146in" fo:margin-right="0in" fo:margin-top="0in" fo:margin-bottom="0in" loext:contextual-spacing="false" fo:line-height="114%" fo:text-indent="-0.25in" style:auto-text-indent="false" fo:padding="0in" fo:border="none"/>
    </style:style>
    <style:style style:name="P81" style:family="paragraph" style:parent-style-name="Standard" style:list-style-name="WWNum24">
      <style:paragraph-properties fo:margin-left="0.6146in" fo:margin-right="0in" fo:margin-top="0in" fo:margin-bottom="0in" loext:contextual-spacing="false" fo:line-height="114%" fo:text-indent="-0.25in" style:auto-text-indent="false" fo:padding="0in" fo:border="none"/>
    </style:style>
    <style:style style:name="P82" style:family="paragraph" style:parent-style-name="Standard" style:list-style-name="WWNum24">
      <style:paragraph-properties fo:margin-left="0.6146in" fo:margin-right="0in" fo:margin-top="0in" fo:margin-bottom="0in" loext:contextual-spacing="false" fo:line-height="114%" fo:text-indent="-0.25in" style:auto-text-indent="false" fo:padding="0in" fo:border="none"/>
    </style:style>
    <style:style style:name="P83" style:family="paragraph" style:parent-style-name="Standard" style:list-style-name="WWNum25">
      <style:paragraph-properties fo:margin-left="0.6146in" fo:margin-right="0in" fo:margin-top="0in" fo:margin-bottom="0in" loext:contextual-spacing="false" fo:line-height="114%" fo:text-indent="-0.25in" style:auto-text-indent="false" fo:padding="0in" fo:border="none"/>
    </style:style>
    <style:style style:name="P84" style:family="paragraph" style:parent-style-name="Standard" style:list-style-name="WWNum26">
      <style:paragraph-properties fo:margin-left="0.6146in" fo:margin-right="0in" fo:margin-top="0in" fo:margin-bottom="0in" loext:contextual-spacing="false" fo:line-height="114%" fo:text-indent="-0.25in" style:auto-text-indent="false" fo:padding="0in" fo:border="none"/>
    </style:style>
    <style:style style:name="P85" style:family="paragraph" style:parent-style-name="Standard" style:list-style-name="WWNum26">
      <style:paragraph-properties fo:margin-left="0.6146in" fo:margin-right="0in" fo:margin-top="0in" fo:margin-bottom="0in" loext:contextual-spacing="false" fo:line-height="114%" fo:text-indent="-0.25in" style:auto-text-indent="false" fo:padding="0in" fo:border="none"/>
    </style:style>
    <style:style style:name="P86" style:family="paragraph" style:parent-style-name="Standard" style:list-style-name="WWNum34">
      <style:paragraph-properties fo:margin-left="0.6146in" fo:margin-right="0in" fo:margin-top="0in" fo:margin-bottom="0.0835in" loext:contextual-spacing="false" fo:line-height="114%" fo:text-indent="-0.25in" style:auto-text-indent="false" fo:padding="0in" fo:border="none"/>
    </style:style>
    <style:style style:name="P87" style:family="paragraph" style:parent-style-name="Standard" style:list-style-name="WWNum26">
      <style:paragraph-properties fo:margin-left="0.6146in" fo:margin-right="0in" fo:margin-top="0in" fo:margin-bottom="0.0835in" loext:contextual-spacing="false" fo:line-height="114%" fo:text-indent="-0.25in" style:auto-text-indent="false" fo:padding="0in" fo:border="none"/>
    </style:style>
    <style:style style:name="P88" style:family="paragraph" style:parent-style-name="Standard" style:list-style-name="WWNum41">
      <style:paragraph-properties fo:margin-left="0.6043in" fo:margin-right="0in" fo:margin-top="0in" fo:margin-bottom="0in" loext:contextual-spacing="false" fo:line-height="114%" fo:text-indent="-0.25in" style:auto-text-indent="false" fo:padding="0in" fo:border="none"/>
    </style:style>
    <style:style style:name="P89" style:family="paragraph" style:parent-style-name="Standard" style:list-style-name="WWNum41">
      <style:paragraph-properties fo:margin-left="0.6043in" fo:margin-right="0in" fo:margin-top="0in" fo:margin-bottom="0in" loext:contextual-spacing="false" fo:line-height="114%" fo:text-indent="-0.25in" style:auto-text-indent="false" fo:padding="0in" fo:border="none"/>
    </style:style>
    <style:style style:name="P90" style:family="paragraph" style:parent-style-name="Standard" style:list-style-name="WWNum43">
      <style:paragraph-properties fo:margin-left="0.6043in" fo:margin-right="0in" fo:margin-top="0in" fo:margin-bottom="0in" loext:contextual-spacing="false" fo:line-height="114%" fo:text-indent="-0.25in" style:auto-text-indent="false" fo:padding="0in" fo:border="none"/>
    </style:style>
    <style:style style:name="P91" style:family="paragraph" style:parent-style-name="Standard" style:list-style-name="WWNum43">
      <style:paragraph-properties fo:margin-left="0.6043in" fo:margin-right="0in" fo:margin-top="0in" fo:margin-bottom="0in" loext:contextual-spacing="false" fo:line-height="114%" fo:text-indent="-0.25in" style:auto-text-indent="false" fo:padding="0in" fo:border="none"/>
    </style:style>
    <style:style style:name="P92" style:family="paragraph" style:parent-style-name="Standard" style:list-style-name="WWNum2">
      <style:paragraph-properties fo:margin-left="0.6043in" fo:margin-right="0in" fo:margin-top="0in" fo:margin-bottom="0in" loext:contextual-spacing="false" fo:line-height="114%" fo:text-indent="-0.25in" style:auto-text-indent="false" fo:padding="0in" fo:border="none"/>
    </style:style>
    <style:style style:name="P93" style:family="paragraph" style:parent-style-name="Standard" style:list-style-name="WWNum2">
      <style:paragraph-properties fo:margin-left="0.6043in" fo:margin-right="0in" fo:margin-top="0in" fo:margin-bottom="0in" loext:contextual-spacing="false" fo:line-height="114%" fo:text-indent="-0.25in" style:auto-text-indent="false" fo:padding="0in" fo:border="none"/>
    </style:style>
    <style:style style:name="P94" style:family="paragraph" style:parent-style-name="Standard" style:list-style-name="WWNum3">
      <style:paragraph-properties fo:margin-left="0.6043in" fo:margin-right="0in" fo:margin-top="0in" fo:margin-bottom="0in" loext:contextual-spacing="false" fo:line-height="114%" fo:text-indent="-0.25in" style:auto-text-indent="false" fo:padding="0in" fo:border="none"/>
    </style:style>
    <style:style style:name="P95" style:family="paragraph" style:parent-style-name="Standard" style:list-style-name="WWNum3">
      <style:paragraph-properties fo:margin-left="0.6043in" fo:margin-right="0in" fo:margin-top="0in" fo:margin-bottom="0in" loext:contextual-spacing="false" fo:line-height="114%" fo:text-indent="-0.25in" style:auto-text-indent="false" fo:padding="0in" fo:border="none"/>
    </style:style>
    <style:style style:name="P96" style:family="paragraph" style:parent-style-name="Standard" style:list-style-name="WWNum7">
      <style:paragraph-properties fo:margin-left="0.6043in" fo:margin-right="0in" fo:margin-top="0in" fo:margin-bottom="0in" loext:contextual-spacing="false" fo:line-height="114%" fo:text-indent="-0.25in" style:auto-text-indent="false" fo:padding="0in" fo:border="none"/>
    </style:style>
    <style:style style:name="P97" style:family="paragraph" style:parent-style-name="Standard" style:list-style-name="WWNum7">
      <style:paragraph-properties fo:margin-left="0.6043in" fo:margin-right="0in" fo:margin-top="0in" fo:margin-bottom="0in" loext:contextual-spacing="false" fo:line-height="114%" fo:text-indent="-0.25in" style:auto-text-indent="false" fo:padding="0in" fo:border="none"/>
    </style:style>
    <style:style style:name="P98" style:family="paragraph" style:parent-style-name="Standard" style:list-style-name="WWNum8">
      <style:paragraph-properties fo:margin-left="0.6043in" fo:margin-right="0in" fo:margin-top="0in" fo:margin-bottom="0in" loext:contextual-spacing="false" fo:line-height="114%" fo:text-indent="-0.25in" style:auto-text-indent="false" fo:padding="0in" fo:border="none"/>
    </style:style>
    <style:style style:name="P99" style:family="paragraph" style:parent-style-name="Standard" style:list-style-name="WWNum8">
      <style:paragraph-properties fo:margin-left="0.6043in" fo:margin-right="0in" fo:margin-top="0in" fo:margin-bottom="0in" loext:contextual-spacing="false" fo:line-height="114%" fo:text-indent="-0.25in" style:auto-text-indent="false" fo:padding="0in" fo:border="none"/>
    </style:style>
    <style:style style:name="P100" style:family="paragraph" style:parent-style-name="Standard" style:list-style-name="WWNum9">
      <style:paragraph-properties fo:margin-left="0.6043in" fo:margin-right="0in" fo:margin-top="0in" fo:margin-bottom="0in" loext:contextual-spacing="false" fo:line-height="114%" fo:text-indent="-0.25in" style:auto-text-indent="false" fo:padding="0in" fo:border="none"/>
    </style:style>
    <style:style style:name="P101" style:family="paragraph" style:parent-style-name="Standard" style:list-style-name="WWNum11">
      <style:paragraph-properties fo:margin-left="0.6043in" fo:margin-right="0in" fo:margin-top="0in" fo:margin-bottom="0in" loext:contextual-spacing="false" fo:line-height="114%" fo:text-indent="-0.25in" style:auto-text-indent="false" fo:padding="0in" fo:border="none"/>
    </style:style>
    <style:style style:name="P102" style:family="paragraph" style:parent-style-name="Standard" style:list-style-name="WWNum11">
      <style:paragraph-properties fo:margin-left="0.6043in" fo:margin-right="0in" fo:margin-top="0in" fo:margin-bottom="0in" loext:contextual-spacing="false" fo:line-height="114%" fo:text-indent="-0.25in" style:auto-text-indent="false" fo:padding="0in" fo:border="none"/>
    </style:style>
    <style:style style:name="P103" style:family="paragraph" style:parent-style-name="Standard" style:list-style-name="WWNum9">
      <style:paragraph-properties fo:margin-left="0.6043in" fo:margin-right="0in" fo:margin-top="0in" fo:margin-bottom="0.0835in" loext:contextual-spacing="false" fo:line-height="114%" fo:text-indent="-0.25in" style:auto-text-indent="false" fo:padding="0in" fo:border="none"/>
    </style:style>
    <style:style style:name="P104" style:family="paragraph" style:parent-style-name="Standard">
      <style:paragraph-properties fo:margin-top="0.0835in" fo:margin-bottom="0.1665in" loext:contextual-spacing="false" fo:line-height="114%" fo:padding="0in" fo:border="none"/>
    </style:style>
    <style:style style:name="P105" style:family="paragraph" style:parent-style-name="Standard">
      <style:paragraph-properties fo:margin-top="0.0835in" fo:margin-bottom="0.0835in" loext:contextual-spacing="false" fo:line-height="114%" fo:padding="0in" fo:border="none"/>
    </style:style>
    <style:style style:name="P106" style:family="paragraph" style:parent-style-name="Standard">
      <style:paragraph-properties fo:line-height="114%" fo:padding="0in" fo:border="none"/>
    </style:style>
    <style:style style:name="P107" style:family="paragraph" style:parent-style-name="Standard">
      <style:paragraph-properties fo:margin-top="0.3335in" fo:margin-bottom="0.1665in" loext:contextual-spacing="false" fo:line-height="114%" fo:padding="0in" fo:border="none"/>
    </style:style>
    <style:style style:name="P108" style:family="paragraph" style:parent-style-name="Heading_20_2">
      <style:paragraph-properties fo:margin-top="0in" fo:margin-bottom="0.0835in" loext:contextual-spacing="false" fo:line-height="114%" fo:padding="0in" fo:border="none"/>
    </style:style>
    <style:style style:name="P109" style:family="paragraph" style:parent-style-name="Heading_20_2">
      <style:paragraph-properties fo:margin-top="0.0835in" fo:margin-bottom="0.0835in" loext:contextual-spacing="false" fo:line-height="114%" fo:padding="0in" fo:border="none"/>
    </style:style>
    <style:style style:name="P110" style:family="paragraph" style:parent-style-name="Heading_20_1" style:master-page-name="Standard">
      <style:paragraph-properties fo:margin-top="0in" fo:margin-bottom="0.0835in" loext:contextual-spacing="false" fo:line-height="114%" style:page-number="1" fo:padding="0in" fo:border="none"/>
    </style:style>
    <style:style style:name="P111" style:family="paragraph" style:parent-style-name="Heading_20_3">
      <style:paragraph-properties fo:margin-top="0in" fo:margin-bottom="0.0835in" loext:contextual-spacing="false" fo:line-height="114%" fo:padding="0in" fo:border="none"/>
    </style:style>
    <style:style style:name="P112" style:family="paragraph" style:parent-style-name="Heading_20_3">
      <style:paragraph-properties fo:margin-top="0.0835in" fo:margin-bottom="0.0835in" loext:contextual-spacing="false" fo:line-height="114%" fo:padding="0in" fo:border="none"/>
    </style:style>
    <style:style style:name="P113" style:family="paragraph" style:parent-style-name="Heading_20_4">
      <style:paragraph-properties fo:margin-top="0.0835in" fo:margin-bottom="0.0835in" loext:contextual-spacing="false" fo:line-height="114%" fo:padding="0in" fo:border="none"/>
    </style:style>
    <style:style style:name="T1" style:family="text">
      <style:text-properties fo:color="#1f1f1f" style:font-name="Arial" style:font-name-asian="Arial2" style:font-name-complex="Arial2"/>
    </style:style>
    <style:style style:name="T2" style:family="text">
      <style:text-properties fo:color="#1f1f1f" style:font-name="Arial" fo:font-weight="bold" style:font-name-asian="Arial2" style:font-weight-asian="bold" style:font-name-complex="Arial2" style:font-weight-complex="bold"/>
    </style:style>
    <style:style style:name="T3" style:family="text">
      <style:text-properties fo:color="#1f1f1f" style:font-name="Arial" fo:font-style="italic" style:font-name-asian="Arial2" style:font-style-asian="italic" style:font-name-complex="Arial2" style:font-style-complex="italic"/>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span text:style-name="T1">CAHIER DES CHARGES FONCTIONNEL ET TECHNIQUE</text:span></text:p>
      <text:p text:style-name="P1"><text:span text:style-name="T2">Projet :</text:span><text:span text:style-name="T1"> TRACE (Traçabilité, Réemploi et Affectation Circulaire des Équipements)</text:span></text:p>
      <text:p text:style-name="P1"><text:span text:style-name="T2">Entité :</text:span><text:span text:style-name="T1"> Direction Générale des Finances Publiques (DGFiP) - DRFiP Paris</text:span></text:p>
      <text:p text:style-name="P108"><text:span text:style-name="T1">1. CONTEXTE ET OBJECTIFS</text:span></text:p>
      <text:p text:style-name="P111"><text:span text:style-name="T1">1.1. Contexte Métier et Genèse du Projet</text:span></text:p>
      <text:p text:style-name="P1"><text:span text:style-name="T1">La Direction Régionale des Finances Publiques (DRFiP) de Paris a exprimé le besoin de se doter d'un outil moderne de suivi de son parc mobilier, intégrant nativement un système de lecture par code-barres ou QR code. L'enjeu principal de cette démarche est de fluidifier et de faciliter le redéploiement de mobiliers d'occasion au sein de ses services, s'inscrivant ainsi activement dans les directives gouvernementales de transition écologique et d'économie circulaire.</text:span></text:p>
      <text:p text:style-name="P1"><text:span text:style-name="T1">Pour répondre à ce besoin, la division AGIL de la direction a initialement sollicité l'Établissement de Services Informatiques (ESI) afin de procéder à l'acquisition et à l'installation d'une solution commerciale du marché.</text:span></text:p>
      <text:p text:style-name="P1"><text:span text:style-name="T1">Cependant, le projet s'est heurté à une exigence majeure de sécurité : la contrainte de souveraineté numérique de la DGFiP interdit formellement l'installation et l'interfaçage d'applications tierces (ou de solutions SaaS externes) sur le réseau interne de l'administration.</text:span></text:p>
      <text:p text:style-name="P1"><text:span text:style-name="T1">Afin de lever ce point de blocage tout en apportant une réponse adéquate et pérenne au besoin métier, l'ESI a proposé la conception, le développement et le déploiement d'un logiciel sur mesure, souverain et hébergé en interne : l'application </text:span><text:span text:style-name="T2">TRACE</text:span><text:span text:style-name="T1"> (Traçabilité, Réemploi et Affectation Circulaire des Équipements).</text:span></text:p>
      <text:p text:style-name="P111"><text:span text:style-name="T1">1.2. Objectifs du projet</text:span></text:p>
      <text:list xml:id="list1011012326" text:style-name="WWNum1">
        <text:list-item>
          <text:p text:style-name="P2"><text:span text:style-name="T2">Fiabiliser l'inventaire :</text:span><text:span text:style-name="T1"> Disposer d'une vision en temps réel du parc mobilier, de son état et de sa localisation physique et hiérarchique (Code SAGES).</text:span></text:p>
        </text:list-item>
        <text:list-item>
          <text:p text:style-name="P2"><text:span text:style-name="T2">Favoriser le réemploi :</text:span><text:span text:style-name="T1"> Identifier facilement les équipements "disponibles au réemploi" pour optimiser les ressources inter-services.</text:span></text:p>
        </text:list-item>
        <text:list-item>
          <text:p text:style-name="P2"><text:span text:style-name="T2">Optimiser les opérations de terrain :</text:span><text:span text:style-name="T1"> Permettre des mouvements de parc rapides via des outils de scan (douchette classique) et doter les agents d'une solution nomade 100% déconnectée (TRACE-SCAN) pour les inventaires in situ, y compris en </text:span><text:span text:style-name="T2">zone blanche</text:span><text:span text:style-name="T1"> (sans couverture réseau).</text:span></text:p>
        </text:list-item>
        <text:list-item>
          <text:p text:style-name="P2"><text:span text:style-name="T2">Garantir la traçabilité (Audit) :</text:span><text:span text:style-name="T1"> Tracer chaque action (création, déplacement, mise au rebut) de manière immuable pour des raisons de responsabilité administrative et comptable.</text:span></text:p>
        </text:list-item>
        <text:list-item>
          <text:p text:style-name="P40"><text:span text:style-name="T2">Assurer la souveraineté des données :</text:span><text:span text:style-name="T1"> Maintenir l'intégralité du code source et des données de l'inventaire sur les infrastructures internes de la DGFiP, sans dépendance à un éditeur tiers.</text:span></text:p>
        </text:list-item>
      </text:list>
      <text:p text:style-name="P109"><text:span text:style-name="T1">2. ACTEURS ET HABILITATIONS</text:span></text:p>
      <text:p text:style-name="P63"><text:span text:style-name="T1">L'application gère trois niveaux de profils utilisateurs, définis selon le principe de moindre privilège :</text:span></text:p>
      <text:list xml:id="list1911138232" text:style-name="WWNum18">
        <text:list-item>
          <text:p text:style-name="P64"><text:span text:style-name="T2">Lecteur (Consultant) :</text:span></text:p>
        </text:list-item>
      </text:list>
      <text:list xml:id="list3719457156" text:style-name="WWNum32">
        <text:list-item>
          <text:list>
            <text:list-item>
              <text:p text:style-name="P72"><text:span text:style-name="T1">Accès en lecture seule à l'inventaire et au catalogue.</text:span></text:p>
            </text:list-item>
            <text:list-item>
              <text:p text:style-name="P72"><text:span text:style-name="T1">Recherche et consultation des fiches équipements.</text:span></text:p>
            </text:list-item>
            <text:list-item>
              <text:p text:style-name="P72"><text:soft-page-break/><text:span text:style-name="T3">Règle de gestion :</text:span><text:span text:style-name="T1"> Les actions de création, modification, import et accès à l'administration lui sont masquées.</text:span></text:p>
            </text:list-item>
          </text:list>
        </text:list-item>
      </text:list>
      <text:list xml:id="list153752473070477" text:continue-list="list1911138232" text:style-name="WWNum18">
        <text:list-item>
          <text:p text:style-name="P64"><text:span text:style-name="T2">Agent (Gestionnaire de parc) :</text:span></text:p>
        </text:list-item>
      </text:list>
      <text:list xml:id="list3286842004" text:style-name="WWNum33">
        <text:list-item>
          <text:list>
            <text:list-item>
              <text:p text:style-name="P74"><text:span text:style-name="T1">Création, modification et déplacement des équipements.</text:span></text:p>
            </text:list-item>
            <text:list-item>
              <text:p text:style-name="P74"><text:span text:style-name="T1">Utilisation des fonctions d'import de masse et de scan (douchette / PWA).</text:span></text:p>
            </text:list-item>
            <text:list-item>
              <text:p text:style-name="P74"><text:span text:style-name="T1">Enrichissement du catalogue national (gabarits).</text:span></text:p>
            </text:list-item>
          </text:list>
        </text:list-item>
      </text:list>
      <text:list xml:id="list153751782016112" text:continue-list="list153752473070477" text:style-name="WWNum18">
        <text:list-item>
          <text:p text:style-name="P64"><text:span text:style-name="T2">Administrateur :</text:span></text:p>
        </text:list-item>
      </text:list>
      <text:list xml:id="list3299091436" text:style-name="WWNum34">
        <text:list-item>
          <text:list>
            <text:list-item>
              <text:p text:style-name="P76"><text:span text:style-name="T1">Tous les droits de l'Agent.</text:span></text:p>
            </text:list-item>
            <text:list-item>
              <text:p text:style-name="P76"><text:span text:style-name="T1">Gestion des utilisateurs (création, révocation, réinitialisation de mots de passe).</text:span></text:p>
            </text:list-item>
            <text:list-item>
              <text:p text:style-name="P76"><text:span text:style-name="T1">Gestion des référentiels (Services/UA et Lieux).</text:span></text:p>
            </text:list-item>
            <text:list-item>
              <text:p text:style-name="P76"><text:span text:style-name="T1">Consultation du journal d'audit.</text:span></text:p>
            </text:list-item>
            <text:list-item>
              <text:p text:style-name="P86"><text:span text:style-name="T1">Opérations de sortie définitive d'inventaire (Mise au rebut avec PV).</text:span></text:p>
            </text:list-item>
          </text:list>
        </text:list-item>
      </text:list>
      <text:p text:style-name="P109"><text:span text:style-name="T1">3. PARCOURS UTILISATEURS ET EXPÉRIENCE (UX)</text:span></text:p>
      <text:p text:style-name="P1"><text:span text:style-name="T1">L'adhésion des utilisateurs (agents de terrain, gestionnaires, administrateurs) repose sur une ergonomie fluide et rassurante. La conception de TRACE est strictement orientée "Utilisateur" (User-Centric).</text:span></text:p>
      <text:p text:style-name="P111"><text:span text:style-name="T1">3.1. Prise en main et Interface (DSFR)</text:span></text:p>
      <text:list xml:id="list443349184" text:style-name="WWNum35">
        <text:list-item>
          <text:p text:style-name="P4"><text:span text:style-name="T2">Identité visuelle :</text:span><text:span text:style-name="T1"> L'application intègre rigoureusement le Système de Design de l'État (DSFR). L'utilisateur retrouve l'en-tête "Marianne", les typographies officielles et les codes couleurs institutionnels, garantissant un environnement de travail numérique de confiance.</text:span></text:p>
        </text:list-item>
        <text:list-item>
          <text:p text:style-name="P41"><text:span text:style-name="T2">Navigation Fluide (SPA) :</text:span><text:span text:style-name="T1"> L'interface réagit instantanément sans rechargement lourd de la page (architecture Single Page Application). Un bandeau de navigation permet à l'agent de basculer de manière transparente entre son Tableau de Bord, l'Inventaire, le Catalogue et l'Administration.</text:span></text:p>
        </text:list-item>
      </text:list>
      <text:p text:style-name="P112"><text:span text:style-name="T1">3.2. Le quotidien du Gestionnaire (Inventaire Actif)</text:span></text:p>
      <text:list xml:id="list2516453298" text:style-name="WWNum36">
        <text:list-item>
          <text:p text:style-name="P5"><text:span text:style-name="T2">Recherche "Zéro Latence" :</text:span><text:span text:style-name="T1"> Face à un parc de milliers d'équipements, l'agent utilise un moteur de recherche prédictif et des filtres à facettes dynamiques (par Service, Lieu, Statut). La liste s'affine en temps réel à chaque caractère saisi.</text:span></text:p>
        </text:list-item>
        <text:list-item>
          <text:p text:style-name="P5"><text:span text:style-name="T2">Indicateurs Visuels (Cycle de vie) :</text:span><text:span text:style-name="T1"> Le cycle de vie d'un mobilier est lisible au premier coup d'œil grâce à des badges sémantiques colorés (ex: vert pour "En service", bleu pour "Disponible réemploi", gris pour "Au rebut").</text:span></text:p>
        </text:list-item>
        <text:list-item>
          <text:p text:style-name="P42"><text:span text:style-name="T2">Fiche Équipement Contextuelle :</text:span><text:span text:style-name="T1"> Un simple clic sur un numéro d'inventaire (MOB-XXXXXX) déploie la fiche détaillée du bien : visualisation de la photo témoin, liste claire des caractéristiques techniques, et journal de bord listant l'historique chronologique des déplacements.</text:span></text:p>
        </text:list-item>
      </text:list>
      <text:p text:style-name="P112"><text:span text:style-name="T1">3.3. Productivité au Bureau (Mode Scan Filaire)</text:span></text:p>
      <text:list xml:id="list1987788198" text:style-name="WWNum37">
        <text:list-item>
          <text:p text:style-name="P7"><text:soft-page-break/><text:span text:style-name="T2">Saisie Intensive :</text:span><text:span text:style-name="T1"> Pour traiter des retours de mobiliers au guichet, l'agent bascule sur l'onglet dédié "Mode Scan".</text:span></text:p>
        </text:list-item>
        <text:list-item>
          <text:p text:style-name="P43"><text:span text:style-name="T2">Journal d'acquisition en direct :</text:span><text:span text:style-name="T1"> L'agent utilise une douchette USB classique. À chaque "bip" matériel, l'écran valide informatiquement l'action par un retour visuel de succès et ajoute instantanément une ligne dans un "Journal de scan" visible à l'écran. Le mobilier est réaffecté dans la base sans aucune action à la souris.</text:span></text:p>
        </text:list-item>
      </text:list>
      <text:p text:style-name="P112"><text:span text:style-name="T1">3.4. Mobilité et Zones Blanches (PWA TRACE-SCAN)</text:span></text:p>
      <text:list xml:id="list343167332" text:style-name="WWNum38">
        <text:list-item>
          <text:p text:style-name="P8"><text:span text:style-name="T2">Inventaire Déconnecté :</text:span><text:span text:style-name="T1"> Lorsqu'un agent doit recenser le mobilier d'une cave ou d'archives en sous-sol (sans Wi-Fi ni 4G), il ouvre l'application satellite "TRACE-SCAN" préalablement installée sur l'écran d'accueil de son smartphone.</text:span></text:p>
        </text:list-item>
        <text:list-item>
          <text:p text:style-name="P8"><text:span text:style-name="T2">Acquisition Fluide et Sensorielle :</text:span><text:span text:style-name="T1"> L'interface, pensée pour le tactile, active la caméra. L'agent balaye les QR codes apposés sur les meubles. L'application confirme chaque lecture par un son ou une vibration du téléphone et incrémente un compteur visuel.</text:span></text:p>
        </text:list-item>
        <text:list-item>
          <text:p text:style-name="P44"><text:span text:style-name="T2">Restitution Simple :</text:span><text:span text:style-name="T1"> De retour dans une zone couverte par le réseau, l'agent clique sur "Exporter". Il utilise la fonction de partage native de son téléphone (Web Share API) pour s'envoyer le fichier d'inventaire (.txt) par courriel ou messagerie d'État, afin de l'importer en un clic dans l'application centrale.</text:span></text:p>
        </text:list-item>
      </text:list>
      <text:p text:style-name="P112"><text:span text:style-name="T1">3.5. Administration Simplifiée (Constructeurs et Automatisations)</text:span></text:p>
      <text:list xml:id="list1119170913" text:style-name="WWNum39">
        <text:list-item>
          <text:p text:style-name="P10"><text:span text:style-name="T2">Constructeur de Caractéristiques (No-Code) :</text:span><text:span text:style-name="T1"> Pour ajouter un nouveau modèle de mobilier avec des spécificités inédites, l'administrateur n'a pas besoin de taper du code informatique (JSON). Il utilise un "Constructeur" visuel ergonomique : il ajoute simplement des lignes (Clé / Valeur) via des boutons "+" et "-".</text:span></text:p>
        </text:list-item>
        <text:list-item>
          <text:p text:style-name="P45"><text:span text:style-name="T2">Génération Automatique de Procès-Verbaux :</text:span><text:span text:style-name="T1"> Lors d'une mise au rebut, l'administrateur sélectionne les équipements cibles. En un seul clic, l'application génère et télécharge un document PDF officiel et pré-rempli, formaté en tableau et prêt à être signé, soulageant ainsi l'équipe de tâches bureautiques chronophages.</text:span></text:p>
        </text:list-item>
      </text:list>
      <text:p text:style-name="P109"><text:span text:style-name="T1">4. EXIGENCES FONCTIONNELLES (PÉRIMÈTRE MÉTIER)</text:span></text:p>
      <text:p text:style-name="P111"><text:span text:style-name="T1">4.1. Gestion de l'Inventaire (Le Parc)</text:span></text:p>
      <text:list xml:id="list2264480183" text:style-name="WWNum40">
        <text:list-item>
          <text:p text:style-name="P11"><text:span text:style-name="T2">Immatriculation :</text:span><text:span text:style-name="T1"> Chaque équipement se voit attribuer un identifiant unique auto-généré au format MOB-XXXXXX.</text:span></text:p>
        </text:list-item>
        <text:list-item>
          <text:p text:style-name="P11"><text:span text:style-name="T2">Cycle de vie (Statuts) :</text:span><text:span text:style-name="T1"> </text:span><text:span text:style-name="T3">En service</text:span><text:span text:style-name="T1">, </text:span><text:span text:style-name="T3">En maintenance</text:span><text:span text:style-name="T1">, </text:span><text:span text:style-name="T3">Disponible réemploi</text:span><text:span text:style-name="T1">, </text:span><text:span text:style-name="T3">Au rebut</text:span><text:span text:style-name="T1">.</text:span></text:p>
        </text:list-item>
        <text:list-item>
          <text:p text:style-name="P11"><text:span text:style-name="T2">Attributs :</text:span><text:span text:style-name="T1"> Un équipement est obligatoirement rattaché à un Modèle (Gabarit), un Service (UA - Code SAGES) et un Lieu physique.</text:span></text:p>
        </text:list-item>
        <text:list-item>
          <text:p text:style-name="P11"><text:span text:style-name="T2">Recherche et Filtrage :</text:span></text:p>
        </text:list-item>
      </text:list>
      <text:list xml:id="list2568510067" text:style-name="WWNum41">
        <text:list-item>
          <text:list>
            <text:list-item>
              <text:p text:style-name="P88"><text:span text:style-name="T1">Moteur de recherche global plein texte (Trigrammes).</text:span></text:p>
            </text:list-item>
            <text:list-item>
              <text:p text:style-name="P88"><text:span text:style-name="T1">Filtres à facettes dynamiques (les listes de lieux et services s'adaptent selon les sélections).</text:span></text:p>
            </text:list-item>
          </text:list>
        </text:list-item>
      </text:list>
      <text:list xml:id="list153752700061678" text:continue-list="list2264480183" text:style-name="WWNum40">
        <text:list-item>
          <text:p text:style-name="P46"><text:span text:style-name="T2">Export :</text:span><text:span text:style-name="T1"> Génération de fichiers CSV du parc filtré pour exploitation externe.</text:span></text:p>
        </text:list-item>
      </text:list>
      <text:p text:style-name="P112"><text:span text:style-name="T1">4.2. Opérations de Masse et Mobilité</text:span></text:p>
      <text:list xml:id="list4033046193" text:style-name="WWNum42">
        <text:list-item>
          <text:p text:style-name="P13"><text:span text:style-name="T2">Mode Scan (Douchette connectée) :</text:span><text:span text:style-name="T1"> Interface front-office optimisée pour lire des identifiants au pistolet code-barres et réaffecter l'équipement instantanément à un nouveau service/lieu. Un journal de scan en temps réel doit être affiché.</text:span></text:p>
        </text:list-item>
        <text:list-item>
          <text:p text:style-name="P13"><text:span text:style-name="T2">Module Nomade "TRACE-SCAN" (Application Satellite) :</text:span></text:p>
        </text:list-item>
      </text:list>
      <text:list xml:id="list1049174548" text:style-name="WWNum43">
        <text:list-item>
          <text:list>
            <text:list-item>
              <text:p text:style-name="P90"><text:soft-page-break/><text:span text:style-name="T3">Cas d'usage :</text:span><text:span text:style-name="T1"> Inventaire physique dans des zones blanches sans couverture réseau Wi-Fi ou 4G/5G (caves, archives, sous-sols). L'agent charge l'application sur son smartphone depuis internet au préalable, puis descend sur le terrain pour opérer en isolation totale.</text:span></text:p>
            </text:list-item>
            <text:list-item>
              <text:p text:style-name="P90"><text:span text:style-name="T3">Acquisition :</text:span><text:span text:style-name="T1"> Utilisation de l'appareil photo du smartphone/tablette pour scanner les QR Codes des étiquettes (via le flux vidéo natif).</text:span></text:p>
            </text:list-item>
            <text:list-item>
              <text:p text:style-name="P90"><text:span text:style-name="T3">Stockage local :</text:span><text:span text:style-name="T1"> Constitution d'une liste locale temporaire d'identifiants au format MOB-XXXXXX.</text:span></text:p>
            </text:list-item>
            <text:list-item>
              <text:p text:style-name="P90"><text:span text:style-name="T3">Restitution :</text:span><text:span text:style-name="T1"> Export de la liste scannée sous forme de fichier texte (.txt) vers le système de fichiers du téléphone ou via l'interface de partage native de l'OS (Web Share API) dès que le réseau est retrouvé.</text:span></text:p>
            </text:list-item>
          </text:list>
        </text:list-item>
      </text:list>
      <text:list xml:id="list153752878349842" text:continue-list="list4033046193" text:style-name="WWNum42">
        <text:list-item>
          <text:p text:style-name="P47"><text:span text:style-name="T2">Import par fichier (.txt) :</text:span><text:span text:style-name="T1"> Capacité du système central TRACE à ingérer le fichier texte généré par TRACE-SCAN pour appliquer des modifications en masse.</text:span></text:p>
        </text:list-item>
      </text:list>
      <text:p text:style-name="P112"><text:span text:style-name="T1">4.3. Catalogue National des Modèles (Gabarits) &amp; Charte de Nommage</text:span></text:p>
      <text:p text:style-name="P63"><text:span text:style-name="T1">Afin de garantir la cohérence de l'inventaire et faciliter les recherches, la création de gabarits doit respecter une charte de nommage stricte :</text:span></text:p>
      <text:list xml:id="list2504254191" text:style-name="WWNum44">
        <text:list-item>
          <text:p text:style-name="P15"><text:span text:style-name="T2">Référence Catalogue (reference_catalogue) :</text:span><text:span text:style-name="T1"> Format exigé [CAT]-[NNN].</text:span></text:p>
        </text:list-item>
      </text:list>
      <text:list xml:id="list4197381832" text:style-name="WWNum2">
        <text:list-item>
          <text:list>
            <text:list-item>
              <text:p text:style-name="P92"><text:span text:style-name="T1">[CAT] : Préfixe de 3 lettres identifiant la famille (BUR pour Bureau, ASS pour Assise, RAN pour Rangement, AUT pour Autre).</text:span></text:p>
            </text:list-item>
            <text:list-item>
              <text:p text:style-name="P92"><text:span text:style-name="T1">[NNN] : Numérotation séquentielle de 001 à 999 (ex: BUR-001).</text:span></text:p>
            </text:list-item>
          </text:list>
        </text:list-item>
      </text:list>
      <text:list xml:id="list153752575941543" text:continue-list="list2504254191" text:style-name="WWNum44">
        <text:list-item>
          <text:p text:style-name="P15"><text:span text:style-name="T2">Nom Descriptif (nom_descriptif) :</text:span><text:span text:style-name="T1"> Du plus générique au plus spécifique (ex: </text:span><text:span text:style-name="T3">Armoire haute portes coulissantes bois</text:span><text:span text:style-name="T1">).</text:span></text:p>
        </text:list-item>
        <text:list-item>
          <text:p text:style-name="P15"><text:span text:style-name="T2">Caractéristiques Dynamiques (caracteristiques) :</text:span><text:span text:style-name="T1"> Le système permet l'ajout d'attributs techniques au format JSONB.</text:span></text:p>
        </text:list-item>
      </text:list>
      <text:list xml:id="list288276" text:style-name="WWNum3">
        <text:list-item>
          <text:list>
            <text:list-item>
              <text:p text:style-name="P94"><text:span text:style-name="T3">Règle comptable stricte :</text:span><text:span text:style-name="T1"> Trois clés sont obligatoires dans le JSON pour le suivi des amortissements : reference_marche, reference_ugap, et annee_acquisition.</text:span></text:p>
            </text:list-item>
            <text:list-item>
              <text:p text:style-name="P94"><text:span text:style-name="T3">Règle de saisie :</text:span><text:span text:style-name="T1"> Si la valeur d'une de ces clés est inconnue, elle doit obligatoirement prendre la valeur typée null (sans guillemets), et non pas être omise ou renseignée par "inconnu".</text:span></text:p>
            </text:list-item>
          </text:list>
        </text:list-item>
      </text:list>
      <text:list xml:id="list153752257970741" text:continue-list="list153752575941543" text:style-name="WWNum44">
        <text:list-item>
          <text:p text:style-name="P48"><text:span text:style-name="T2">Photographie :</text:span><text:span text:style-name="T1"> Capacité d'associer une photo témoin, automatiquement compressée (Base64) et redimensionnée côté client.</text:span></text:p>
        </text:list-item>
      </text:list>
      <text:p text:style-name="P112"><text:span text:style-name="T1">4.4. Administration et Référentiels</text:span></text:p>
      <text:list xml:id="list2018269991" text:style-name="WWNum4">
        <text:list-item>
          <text:p text:style-name="P17"><text:span text:style-name="T2">Services (UA) :</text:span><text:span text:style-name="T1"> Code SAGES (identifiant unique DGFiP) et libellé.</text:span></text:p>
        </text:list-item>
        <text:list-item>
          <text:p text:style-name="P17"><text:span text:style-name="T2">Lieux :</text:span><text:span text:style-name="T1"> Arborescence des sites physiques. Logique de rattachement préférentiel : un Service a un lieu par défaut pour faciliter la saisie.</text:span></text:p>
        </text:list-item>
        <text:list-item>
          <text:p text:style-name="P49"><text:span text:style-name="T2">Mise au Rebut :</text:span><text:span text:style-name="T1"> Traitement par lot (via fichier texte) pour sortir des équipements du parc. Génération automatique d'un document PDF (Procès-Verbal de cession/rebut) intégrant le logo officiel de la République Française.</text:span></text:p>
        </text:list-item>
      </text:list>
      <text:p text:style-name="P112"><text:span text:style-name="T1">4.5. Génération d'Étiquettes (QR Code)</text:span></text:p>
      <text:list xml:id="list3281443172" text:style-name="WWNum5">
        <text:list-item>
          <text:p text:style-name="P50"><text:span text:style-name="T1">Module autonome de création de planches A4 d'étiquettes QR Codes personnalisables (taille, logo incrusté, gestion d'erreurs, repères de coupe), dimensionnées pour être lues spécifiquement par l'outil TRACE-SCAN.</text:span></text:p>
        </text:list-item>
      </text:list>
      <text:p text:style-name="P109"><text:soft-page-break/><text:span text:style-name="T1">5. EXIGENCES TECHNIQUES ET ARCHITECTURE (Nomenclature BOM)</text:span></text:p>
      <text:p text:style-name="P1"><text:span text:style-name="T1">L'architecture est scindée pour répondre à un double besoin : la sécurité des données sur le socle central, hébergé selon la doctrine nationale, et l'accessibilité tout-terrain pour le module nomade.</text:span></text:p>
      <text:p text:style-name="P111"><text:span text:style-name="T1">5.1. Stack Technologique et Bill of Materials (BOM)</text:span></text:p>
      <text:list xml:id="list462451857" text:style-name="WWNum6">
        <text:list-item>
          <text:p text:style-name="P19"><text:span text:style-name="T2">Environnement Système (OS) :</text:span><text:span text:style-name="T1"> </text:span><text:span text:style-name="T2">Debian Linux 13 (Trixie)</text:span><text:span text:style-name="T1"> installé via image système/ISO. Les mises à jour via apt-get doivent être régulières.</text:span></text:p>
        </text:list-item>
        <text:list-item>
          <text:p text:style-name="P19"><text:span text:style-name="T2">Hébergement (Phase de développement actuelle) :</text:span><text:span text:style-name="T1"> Le projet étant actuellement en phase de développement et de qualification, le système est déployé sur des </text:span><text:span text:style-name="T2">serveurs locaux (machines virtuelles)</text:span><text:span text:style-name="T1"> internes au réseau de la DRFiP. Cette architecture transitoire permet d'assurer les développements itératifs.</text:span></text:p>
        </text:list-item>
        <text:list-item>
          <text:p text:style-name="P19"><text:span text:style-name="T2">Hébergement (Cible de production) :</text:span><text:span text:style-name="T1"> Conformément à la doctrine "Cloud au Centre", le système sera migré à terme sur le </text:span><text:span text:style-name="T2">Cloud Souverain de l'État (Nubo, Pi)</text:span><text:span text:style-name="T1"> pour sa mise en production généralisée. Ce choix ciblera une empreinte écologique optimisée, une souveraineté totale, ainsi qu'une résilience accrue.</text:span></text:p>
        </text:list-item>
        <text:list-item>
          <text:p text:style-name="P19"><text:span text:style-name="T2">Back-End Central :</text:span></text:p>
        </text:list-item>
      </text:list>
      <text:list xml:id="list2505715069" text:style-name="WWNum7">
        <text:list-item>
          <text:list>
            <text:list-item>
              <text:p text:style-name="P96"><text:span text:style-name="T2">Nginx</text:span><text:span text:style-name="T1"> (via Dépôts Debian 13) : Serveur Web statique et Reverse Proxy (TLS, routage API).</text:span></text:p>
            </text:list-item>
            <text:list-item>
              <text:p text:style-name="P96"><text:span text:style-name="T2">PostgreSQL v17</text:span><text:span text:style-name="T1"> (via Dépôts Debian 13) : Base de données relationnelle et gestion de l'authentification (pgcrypto).</text:span></text:p>
            </text:list-item>
            <text:list-item>
              <text:p text:style-name="P96"><text:span text:style-name="T2">PostgREST</text:span><text:span text:style-name="T1"> : API auto-générée à partir du schéma de la base de données.</text:span></text:p>
            </text:list-item>
          </text:list>
        </text:list-item>
      </text:list>
      <text:list xml:id="list153752502336302" text:continue-list="list462451857" text:style-name="WWNum6">
        <text:list-item>
          <text:p text:style-name="P19"><text:span text:style-name="T2">Front-End (Application Principale TRACE) :</text:span></text:p>
        </text:list-item>
      </text:list>
      <text:list xml:id="list3169935260" text:style-name="WWNum8">
        <text:list-item>
          <text:list>
            <text:list-item>
              <text:p text:style-name="P98"><text:span text:style-name="T1">Vanilla JavaScript, HTML5, CSS3.</text:span></text:p>
            </text:list-item>
            <text:list-item>
              <text:p text:style-name="P98"><text:span text:style-name="T2">DSFR (Système de Design de l'État) v1.14.3</text:span><text:span text:style-name="T1"> hébergé localement (RGAA / Charte État).</text:span></text:p>
            </text:list-item>
          </text:list>
        </text:list-item>
      </text:list>
      <text:list xml:id="list153752259434469" text:continue-list="list153752502336302" text:style-name="WWNum6">
        <text:list-item>
          <text:p text:style-name="P19"><text:span text:style-name="T2">Front-End (Module PWA TRACE-SCAN) :</text:span></text:p>
        </text:list-item>
      </text:list>
      <text:list xml:id="list1887011314" text:style-name="WWNum9">
        <text:list-item>
          <text:list>
            <text:list-item>
              <text:p text:style-name="P100"><text:span text:style-name="T2">Service Worker (sw.js)</text:span><text:span text:style-name="T1"> et manifeste natifs pour le cache et le mode offline.</text:span></text:p>
            </text:list-item>
            <text:list-item>
              <text:p text:style-name="P103"><text:span text:style-name="T1">Bibliothèque locale </text:span><text:span text:style-name="T2">html5-qrcode v2.3.8</text:span><text:span text:style-name="T1"> (ou supérieure) pour le décodage embarqué côté client sans appel serveur.</text:span></text:p>
            </text:list-item>
          </text:list>
        </text:list-item>
      </text:list>
      <text:p text:style-name="P112"><text:span text:style-name="T1">5.2. Modèle de Données (Conception)</text:span></text:p>
      <text:list xml:id="list2328242812" text:style-name="WWNum10">
        <text:list-item>
          <text:p text:style-name="P21"><text:span text:style-name="T2">Performances :</text:span></text:p>
        </text:list-item>
      </text:list>
      <text:list xml:id="list3381453986" text:style-name="WWNum11">
        <text:list-item>
          <text:list>
            <text:list-item>
              <text:p text:style-name="P101"><text:span text:style-name="T1">Indexation B-Tree sur les clés étrangères (lieux, statuts, gabarits).</text:span></text:p>
            </text:list-item>
            <text:list-item>
              <text:p text:style-name="P101"><text:span text:style-name="T1">Indexation GIN et fonctions trigrammes (pg_trgm) pour les recherches textuelles (objectif &gt; 1M de lignes).</text:span></text:p>
            </text:list-item>
          </text:list>
        </text:list-item>
      </text:list>
      <text:list xml:id="list153752226627565" text:continue-list="list2328242812" text:style-name="WWNum10">
        <text:list-item>
          <text:p text:style-name="P51"><text:span text:style-name="T2">Automatisation SQL :</text:span><text:span text:style-name="T1"> Utilisation de séquences et de Triggers PL/pgSQL pour la génération des ID (set_mob_id()).</text:span></text:p>
        </text:list-item>
      </text:list>
      <text:p text:style-name="P109"><text:soft-page-break/><text:span text:style-name="T1">6. EXIGENCES DE SÉCURITÉ ET TRAÇABILITÉ</text:span></text:p>
      <text:p text:style-name="P111"><text:span text:style-name="T1">6.1. Sécurité Applicative et Suivi des Vulnérabilités</text:span></text:p>
      <text:list xml:id="list65350267" text:style-name="WWNum12">
        <text:list-item>
          <text:p text:style-name="P22"><text:span text:style-name="T2">Authentification (Central) :</text:span><text:span text:style-name="T1"> Tokens JWT signés en algorithme HS256 (clé secrète de 48 caractères).</text:span></text:p>
        </text:list-item>
        <text:list-item>
          <text:p text:style-name="P22"><text:span text:style-name="T2">Chiffrement :</text:span><text:span text:style-name="T1"> Mots de passe utilisateurs hachés en base via l'extension pgcrypto (algorithme Blowfish).</text:span></text:p>
        </text:list-item>
        <text:list-item>
          <text:p text:style-name="P22"><text:span text:style-name="T2">Contrôle d'accès :</text:span><text:span text:style-name="T1"> Rôles PostgreSQL stricts (divagil, agent, administrateur, lecteur).</text:span></text:p>
        </text:list-item>
        <text:list-item>
          <text:p text:style-name="P22"><text:span text:style-name="T2">Protection XSS (Audit Statique) :</text:span><text:span text:style-name="T1"> L'utilisation de la fonction escapeHTML() (ou son équivalent applicatif UI.escape()) est obligatoire pour toute injection de données provenant de la base de données ou de l'utilisateur dans le DOM.</text:span></text:p>
        </text:list-item>
        <text:list-item>
          <text:p text:style-name="P22"><text:span text:style-name="T2">Gestion des dépendances :</text:span><text:span text:style-name="T1"> Contrairement aux projets Node.js, TRACE n'utilise pas de package-lock.json. La veille sur les dépendances (DSFR, html5-qrcode) doit donc être </text:span><text:span text:style-name="T2">proactive et manuelle</text:span><text:span text:style-name="T1">, avec remplacement des fichiers dans les répertoires /utils/ en cas de publication de CVE (Common Vulnerabilities and Exposures).</text:span></text:p>
        </text:list-item>
        <text:list-item>
          <text:p text:style-name="P52"><text:span text:style-name="T2">Protocoles :</text:span><text:span text:style-name="T1"> Obligation de forcer le trafic en HTTPS avec des certificats TLS/SSL pour garantir l'intégrité de la PWA et autoriser l'accès à la caméra du terminal mobile.</text:span></text:p>
        </text:list-item>
      </text:list>
      <text:p text:style-name="P112"><text:span text:style-name="T1">6.2. Journal d'Audit (Traçabilité Totale)</text:span></text:p>
      <text:list xml:id="list2120196921" text:style-name="WWNum13">
        <text:list-item>
          <text:p text:style-name="P24"><text:span text:style-name="T1">La table audit_logs consigne de manière asynchrone l'ensemble des mouvements (Création, changement de lieu, changement de service, mise au rebut, modification d'un compte).</text:span></text:p>
        </text:list-item>
        <text:list-item>
          <text:p text:style-name="P24"><text:span text:style-name="T1">Les logs captent l'email de l'agent, l'horodatage, l'action, et le détail exact du champ modifié.</text:span></text:p>
        </text:list-item>
        <text:list-item>
          <text:p text:style-name="P53"><text:span text:style-name="T2">Polling :</text:span><text:span text:style-name="T1"> L'interface administrateur surveille l'arrivée de nouveaux événements d'audit en arrière-plan.</text:span></text:p>
        </text:list-item>
      </text:list>
      <text:p text:style-name="P109"><text:span text:style-name="T1">7. EXIGENCES D'EXPLOITATION ET M.C.O (Maintien en Condition Opérationnelle)</text:span></text:p>
      <text:p text:style-name="P111"><text:span text:style-name="T1">7.1. Déploiement Physique et Architecture Réseau</text:span></text:p>
      <text:list xml:id="list3747372420" text:style-name="WWNum14">
        <text:list-item>
          <text:p text:style-name="P26"><text:span text:style-name="T2">Serveur Central (TRACE) :</text:span><text:span text:style-name="T1"> L'installation s'effectue sur des </text:span><text:span text:style-name="T2">machines virtuelles locales</text:span><text:span text:style-name="T1"> dédiées à la phase de développement, avec pour objectif technique de conserver ce même processus lors de la bascule en production sur le Cloud Nubo/Pi.</text:span></text:p>
        </text:list-item>
        <text:list-item>
          <text:p text:style-name="P54"><text:span text:style-name="T2">Serveur Autonome (TRACE-SCAN) :</text:span><text:span text:style-name="T1"> L'application satellite est déployée sur un serveur web distinct et accessible publiquement depuis internet. Cette architecture garantit l'étanchéité du réseau interne souverain tout en permettant le chargement préalable de l'application sur les mobiles des agents.</text:span></text:p>
        </text:list-item>
      </text:list>
      <text:p text:style-name="P112"><text:span text:style-name="T1">7.2. Tâches Automatisées d'Hygiène (Cron Jobs)</text:span></text:p>
      <text:list xml:id="list4208415366" text:style-name="WWNum15">
        <text:list-item>
          <text:p text:style-name="P55"><text:span text:style-name="T2">RGPD / Epuration :</text:span><text:span text:style-name="T1"> Une tâche planifiée (script système cron) doit purger automatiquement le journal d'audit pour les enregistrements datant de plus de 3 mois, afin de respecter les principes de minimisation des données personnelles.</text:span></text:p>
        </text:list-item>
      </text:list>
      <text:p text:style-name="P112"><text:span text:style-name="T1">7.3. Processus d'Intégration Technique (INTEX) et Applicative (IIA)</text:span></text:p>
      <text:p text:style-name="P63"><text:span text:style-name="T1">Le passage du code source à un service opérationnel et robuste sur les infrastructures de la DGFiP nécessite une phase de préparation technique en amont du déploiement. </text:span><text:span text:style-name="T2">Ces opérations sont intégralement à la charge de l'ESI</text:span><text:span text:style-name="T1">, qui agit en qualité de Maîtrise d'Œuvre (MOE) et d'Intégrateur :</text:span></text:p>
      <text:list xml:id="list4209066824" text:style-name="WWNum16">
        <text:list-item>
          <text:p text:style-name="P27"><text:span text:style-name="T2">L'INTEX (Intégration Technique) :</text:span><text:span text:style-name="T1"> Il s'agit de la phase consistant à valider l'insertion de l'application dans son environnement cible d'hébergement matériel et réseau. L'ESI s'assure de la compatibilité avec le système d'exploitation socle (Debian 13), de la bonne configuration des flux (ouverture des ports firewall, paramétrage du reverse-proxy Nginx), de la gestion des certificats SSL/TLS obligatoires, et de l'intégration globale aux règles de sécurité réseau de la DGFiP.</text:span></text:p>
        </text:list-item>
        <text:list-item>
          <text:p text:style-name="P56"><text:soft-page-break/><text:span text:style-name="T2">L'IIA (Ingénierie de l'Intégration Applicative) :</text:span><text:span text:style-name="T1"> Cette phase consiste à industrialiser et packager l'application afin de garantir sa pérennité et son exploitabilité au quotidien. L'ESI est chargé de valider et de maintenir les scripts d'automatisation, de configurer la supervision applicative (monitoring des processus PostgreSQL et Nginx), d'éprouver les mécanismes de sauvegardes automatisées et de rédiger le Dossier d'Exploitation (DEX) destiné aux équipes de maintien en condition opérationnelle.</text:span></text:p>
        </text:list-item>
      </text:list>
      <text:p text:style-name="P112"><text:span text:style-name="T1">7.4. Plan de Continuité d'Activité (PCA) et Plan de Reprise d'Activité (PRA)</text:span></text:p>
      <text:p text:style-name="P63"><text:span text:style-name="T1">Afin de garantir la disponibilité et l'intégrité de l'inventaire domanial en cas de sinistre majeur (corruption de données, panne matérielle de la VM hôte, ransomware), l'ESI doit mettre en œuvre et documenter un PCA/PRA rigoureux. Ce dispositif s'appuie directement sur les utilitaires générés et mis en place par le script principal de déploiement instrace.sh :</text:span></text:p>
      <text:list xml:id="list716004041" text:style-name="WWNum17">
        <text:list-item>
          <text:p text:style-name="P66"><text:span text:style-name="T2">instrace.sh (Déploiement initial / PCA Infrastructure) :</text:span><text:span text:style-name="T1"> Ce script de </text:span><text:span text:style-name="T3">provisioning</text:span><text:span text:style-name="T1"> est utilisé pour reconstruire intégralement et automatiquement un serveur sain à partir de zéro, en cas de perte totale de la machine virtuelle.</text:span></text:p>
        </text:list-item>
        <text:list-item>
          <text:p text:style-name="P70"><text:span text:style-name="T2">Scripts d'exploitation fournis par instrace.sh (PRA Données) :</text:span><text:span text:style-name="T1"> Lors de l'installation, instrace.sh génère et configure nativement sur le système les scripts dédiés à la sauvegarde et à la restauration interactive de la base de données.</text:span></text:p>
        </text:list-item>
      </text:list>
      <text:p text:style-name="P113"><text:span text:style-name="T1">7.4.1. Mécanique de Sauvegarde (Backups)</text:span></text:p>
      <text:list xml:id="list4179401633" text:style-name="WWNum19">
        <text:list-item>
          <text:p text:style-name="P28"><text:span text:style-name="T2">Automatisation :</text:span><text:span text:style-name="T1"> Le script de sauvegarde généré par instrace.sh est appelé quotidiennement à 02h00 via une tâche système cron.</text:span></text:p>
        </text:list-item>
        <text:list-item>
          <text:p text:style-name="P28"><text:span text:style-name="T2">Format et Traçabilité :</text:span><text:span text:style-name="T1"> L'export est réalisé au format binaire compressé via l'utilitaire natif pg_dump -Fc. Chaque fichier généré respecte une nomenclature stricte horodatée facilitant l'identification du point de restauration.</text:span></text:p>
        </text:list-item>
        <text:list-item>
          <text:p text:style-name="P57"><text:span text:style-name="T2">Rétention :</text:span><text:span text:style-name="T1"> Le processus de sauvegarde effectue une rotation automatique supprimant les fichiers les plus anciens pour maintenir une profondeur d'historique (rétention) stricte de 30 jours glissants.</text:span></text:p>
        </text:list-item>
      </text:list>
      <text:p text:style-name="P113"><text:span text:style-name="T1">7.4.2. Externalisation via Montage NFS</text:span></text:p>
      <text:list xml:id="list1285395742" text:style-name="WWNum20">
        <text:list-item>
          <text:p text:style-name="P30"><text:span text:style-name="T2">Principe de survie :</text:span><text:span text:style-name="T1"> Afin de survivre à une perte totale de la machine virtuelle hébergeant TRACE, les sauvegardes ne peuvent rester cantonnées au seul stockage local.</text:span></text:p>
        </text:list-item>
        <text:list-item>
          <text:p text:style-name="P30"><text:span text:style-name="T2">Fonctionnement (Action système) :</text:span><text:span text:style-name="T1"> Le dossier d'export local du serveur ciblé par les scripts d'exploitation est configuré au niveau du système d'exploitation (fstab) comme un </text:span><text:span text:style-name="T2">point de montage réseau (NFS)</text:span><text:span text:style-name="T1">.</text:span></text:p>
        </text:list-item>
        <text:list-item>
          <text:p text:style-name="P58"><text:span text:style-name="T2">Transparence :</text:span><text:span text:style-name="T1"> Ce point de montage cible un serveur de stockage de données (NAS) distant et sécurisé de la DGFiP. Ainsi, l'action d'écrire le fichier de sauvegarde s'effectue de manière transparente et directe sur l'infrastructure d'archivage externe de l'État, assurant une externalisation immédiate ("à chaud").</text:span></text:p>
        </text:list-item>
      </text:list>
      <text:p text:style-name="P113"><text:span text:style-name="T1">7.4.3. Procédure détaillée de Restauration (PRA)</text:span></text:p>
      <text:p text:style-name="P63"><text:span text:style-name="T1">En cas de sinistre avéré ou de corruption majeure des données, la procédure de restauration mobilise l'Exploitant système (ESI) et l'Administrateur fonctionnel (MOA) selon la séquence suivante :</text:span></text:p>
      <text:list xml:id="list3480190855" text:style-name="WWNum21">
        <text:list-item>
          <text:p text:style-name="P67"><text:span text:style-name="T2">Reconstruction de l'Infrastructure (Si perte de la VM) :</text:span></text:p>
        </text:list-item>
      </text:list>
      <text:list xml:id="list3345153467" text:style-name="WWNum22">
        <text:list-item>
          <text:list>
            <text:list-item>
              <text:p text:style-name="P78"><text:span text:style-name="T1">L'Exploitant système provisionne une nouvelle VM (Debian 13) et y exécute le script instrace.sh pour réinstaller l'ensemble des paquets (Nginx, PostgreSQL, PostgREST) et recréer la structure de base propre.</text:span></text:p>
            </text:list-item>
          </text:list>
        </text:list-item>
      </text:list>
      <text:list xml:id="list153752314370788" text:continue-list="list3480190855" text:style-name="WWNum21">
        <text:list-item>
          <text:p text:style-name="P67"><text:span text:style-name="T2">Gel de l'Application et Lancement du PRA (Action Exploitant) :</text:span></text:p>
        </text:list-item>
      </text:list>
      <text:list xml:id="list2271790091" text:style-name="WWNum23">
        <text:list-item>
          <text:list>
            <text:list-item>
              <text:p text:style-name="P79"><text:span text:style-name="T1">L'administrateur système se connecte en SSH au serveur.</text:span></text:p>
            </text:list-item>
            <text:list-item>
              <text:p text:style-name="P79"><text:span text:style-name="T1">Il exécute le </text:span><text:span text:style-name="T2">script de restauration de la base de données fourni par instrace.sh</text:span><text:span text:style-name="T1">. Ce script se charge automatiquement de geler les accès web (arrêt de Nginx et PostgREST) pour empêcher toute nouvelle transaction pendant la manœuvre.</text:span></text:p>
            </text:list-item>
          </text:list>
        </text:list-item>
      </text:list>
      <text:list xml:id="list153752240376370" text:continue-list="list153752314370788" text:style-name="WWNum21">
        <text:list-item>
          <text:p text:style-name="P67"><text:span text:style-name="T2">Identification et Restauration Destructive (Action Exploitant via le script) :</text:span></text:p>
        </text:list-item>
      </text:list>
      <text:list xml:id="list4046148933" text:style-name="WWNum24">
        <text:list-item>
          <text:list>
            <text:list-item>
              <text:p text:style-name="P81"><text:soft-page-break/><text:span text:style-name="T1">Le script liste les archives présentes sur le point de montage NFS distant et invite l'exploitant à sélectionner l'archive saine la plus récente.</text:span></text:p>
            </text:list-item>
            <text:list-item>
              <text:p text:style-name="P81"><text:span text:style-name="T1">Une fois validé, le script force l'effacement de l'arborescence corrompue et réinjecte la structure et les données pures de l'archive (via pg_restore --clean --if-exists).</text:span></text:p>
            </text:list-item>
          </text:list>
        </text:list-item>
      </text:list>
      <text:list xml:id="list153753244886349" text:continue-list="list153752240376370" text:style-name="WWNum21">
        <text:list-item>
          <text:p text:style-name="P67"><text:span text:style-name="T2">Relance automatique des Services :</text:span></text:p>
        </text:list-item>
      </text:list>
      <text:list xml:id="list645296107" text:style-name="WWNum25">
        <text:list-item>
          <text:list>
            <text:list-item>
              <text:p text:style-name="P83"><text:span text:style-name="T1">À l'issue d'une restauration sans erreur fatale, le script redémarre les services web et de routage API de lui-même. L'exploitant notifie la MOA.</text:span></text:p>
            </text:list-item>
          </text:list>
        </text:list-item>
      </text:list>
      <text:list xml:id="list153752266931008" text:continue-list="list153753244886349" text:style-name="WWNum21">
        <text:list-item>
          <text:p text:style-name="P67"><text:span text:style-name="T2">Recette à blanc et Validation (Action Administrateur Métier) :</text:span></text:p>
        </text:list-item>
      </text:list>
      <text:list xml:id="list1003398896" text:style-name="WWNum26">
        <text:list-item>
          <text:list>
            <text:list-item>
              <text:p text:style-name="P84"><text:span text:style-name="T1">L'Administrateur métier (MOA) se connecte à l'interface TRACE.</text:span></text:p>
            </text:list-item>
            <text:list-item>
              <text:p text:style-name="P84"><text:span text:style-name="T1">Il vérifie la présence du journal d'audit et confirme que les compteurs d'équipements sur le tableau de bord correspondent fidèlement à la date de l'archive restaurée.</text:span></text:p>
            </text:list-item>
            <text:list-item>
              <text:p text:style-name="P87"><text:span text:style-name="T1">Après validation fonctionnelle, l'Administrateur déclare la fin de l'incident et autorise la reprise des saisies pour l'ensemble des agents.</text:span></text:p>
            </text:list-item>
          </text:list>
        </text:list-item>
      </text:list>
      <text:p text:style-name="P109"><text:span text:style-name="T1">8. STRATÉGIE DE QUALIFICATION ET RECETTE APPLICATIVE</text:span></text:p>
      <text:p text:style-name="P1"><text:span text:style-name="T1">La phase de qualification et de recette applicative relève de la responsabilité exclusive de la Maîtrise d'Ouvrage (Division AGIL), agissant en tant que représentante des utilisateurs finaux. Son objectif est de vérifier la stricte conformité du livrable par rapport aux exigences du présent cahier des charges avant toute mise en production.</text:span></text:p>
      <text:p text:style-name="P111"><text:span text:style-name="T1">8.1. Les phases de la recette</text:span></text:p>
      <text:p text:style-name="P63"><text:span text:style-name="T1">La qualification s'articule autour de deux jalons majeurs, exécutés sur l'environnement de développement (machines virtuelles locales) :</text:span></text:p>
      <text:list xml:id="list3442123407" text:style-name="WWNum27">
        <text:list-item>
          <text:p text:style-name="P69"><text:span text:style-name="T2">La VABF (Vérification d'Aptitude au Bon Fonctionnement) / UAT (User Acceptance Testing) :</text:span><text:span text:style-name="T4"><text:line-break/></text:span><text:span text:style-name="T1">Phase de tests intensifs visant à valider l'ergonomie (intégration du DSFR), le fonctionnement des processus métier (scénarios de test) et la robustesse de l'application. Elle valide que le logiciel "fait bien ce qui a été demandé".</text:span></text:p>
        </text:list-item>
        <text:list-item>
          <text:p text:style-name="P71"><text:span text:style-name="T2">La VSR (Vérification de Service Régulier) :</text:span><text:span text:style-name="T4"><text:line-break/></text:span><text:span text:style-name="T1">Phase d'observation en conditions réelles (pilote sur un panel d'utilisateurs restreint) permettant de mesurer la stabilité, la tenue en charge et la viabilité des sauvegardes automatisées sur une durée définie (ex: 15 jours consécutifs sans incident bloquant).</text:span></text:p>
        </text:list-item>
      </text:list>
      <text:p text:style-name="P112"><text:span text:style-name="T1">8.2. Scénarios de tests métiers (Cahier de Recette)</text:span></text:p>
      <text:p text:style-name="P63"><text:span text:style-name="T1">La MOA devra rédiger un cahier de recette comportant des scénarios de tests scriptés. Les points de vigilance majeurs pour TRACE incluent :</text:span></text:p>
      <text:list xml:id="list2422945264" text:style-name="WWNum28">
        <text:list-item>
          <text:p text:style-name="P32"><text:span text:style-name="T2">Cloisonnement des rôles (RBAC) :</text:span><text:span text:style-name="T1"> Vérifier qu'un profil "Lecteur" ne peut procéder à aucune modification, même par manipulation d'URL, et qu'il ne voit pas les boutons d'action.</text:span></text:p>
        </text:list-item>
        <text:list-item>
          <text:p text:style-name="P32"><text:span text:style-name="T2">Intégrité de la Charte de Nommage :</text:span><text:span text:style-name="T1"> Valider le constructeur JSON dynamique lors de la création d'un gabarit, avec test d'injection de la valeur null (sans guillemets) pour les références comptables.</text:span></text:p>
        </text:list-item>
        <text:list-item>
          <text:p text:style-name="P32"><text:span text:style-name="T2">Résilience hors-ligne (TRACE-SCAN) :</text:span><text:span text:style-name="T1"> Lancer l'application PWA sur un mobile, couper physiquement les connexions (Mode Avion), scanner un QR code généré par l'application centrale, et vérifier l'exportation du fichier .txt en local.</text:span></text:p>
        </text:list-item>
        <text:list-item>
          <text:p text:style-name="P59"><text:span text:style-name="T2">Intégrité de l'Audit :</text:span><text:span text:style-name="T1"> S'assurer que le compte "Administrateur" voit apparaître en direct dans le journal une modification effectuée par un compte "Agent".</text:span></text:p>
        </text:list-item>
      </text:list>
      <text:p text:style-name="P112"><text:span text:style-name="T1">8.3. Gestion des anomalies et Procès-Verbal</text:span></text:p>
      <text:p text:style-name="P63"><text:soft-page-break/><text:span text:style-name="T1">Toute anomalie détectée lors de la recette sera consignée dans un outil de suivi (Bugtracker) partagé entre la MOA (Division AGIL) et la MOE (ESI). Les anomalies sont classées selon leur criticité :</text:span></text:p>
      <text:list xml:id="list3574563810" text:style-name="WWNum29">
        <text:list-item>
          <text:p text:style-name="P34"><text:span text:style-name="T2">Bloquante :</text:span><text:span text:style-name="T1"> Arrêt du processus de recette (ex: impossibilité de se connecter).</text:span></text:p>
        </text:list-item>
        <text:list-item>
          <text:p text:style-name="P34"><text:span text:style-name="T2">Majeure :</text:span><text:span text:style-name="T1"> Fonctionnalité métier inopérante sans solution de contournement (ex: plantage de l'import massif).</text:span></text:p>
        </text:list-item>
        <text:list-item>
          <text:p text:style-name="P60"><text:span text:style-name="T2">Mineure / Cosmétique :</text:span><text:span text:style-name="T1"> Gêne visuelle ou fonctionnelle n'empêchant pas l'utilisation (ex: erreur d'alignement CSS sur mobile).</text:span></text:p>
        </text:list-item>
      </text:list>
      <text:p text:style-name="P104"><text:span text:style-name="T1">La prononciation de la mise en production sur le Cloud Souverain (Nubo/Pi) sera conditionnée par la signature d'un </text:span><text:span text:style-name="T2">Procès-Verbal (PV) de Recette Définitive</text:span><text:span text:style-name="T1"> par la MOA, certifiant l'absence d'anomalies bloquantes ou majeures.</text:span></text:p>
      <text:p text:style-name="P108"><text:span text:style-name="T1">9. GOUVERNANCE, MUTUALISATION ET DÉMARCHE OPEN SOURCE</text:span></text:p>
      <text:p text:style-name="P111"><text:span text:style-name="T1">9.1. Exigences Opérationnelles et Modèle RACI</text:span></text:p>
      <text:p text:style-name="P63"><text:span text:style-name="T1">Le maintien en condition opérationnelle nécessite la définition stricte des rôles ("Qui fait quoi") via la matrice </text:span><text:span text:style-name="T2">RACI</text:span><text:span text:style-name="T1">. Les responsabilités doivent être réparties et documentées selon les statuts suivants :</text:span></text:p>
      <text:list xml:id="list228535033" text:style-name="WWNum30">
        <text:list-item>
          <text:p text:style-name="P36"><text:span text:style-name="T2">(R) Réalisateur :</text:span><text:span text:style-name="T1"> Celui qui exécute techniquement la tâche.</text:span></text:p>
        </text:list-item>
        <text:list-item>
          <text:p text:style-name="P36"><text:span text:style-name="T2">(A) Approbateur :</text:span><text:span text:style-name="T1"> L'autorité finale, celui qui prend la responsabilité juridique, technique ou métier. </text:span><text:span text:style-name="T3">Règle stricte : un seul "A" est autorisé par ligne d'action.</text:span></text:p>
        </text:list-item>
        <text:list-item>
          <text:p text:style-name="P36"><text:span text:style-name="T2">(C) Consulté :</text:span><text:span text:style-name="T1"> L'expert ou l'entité dont l'avis est requis avant ou pendant la tâche.</text:span></text:p>
        </text:list-item>
        <text:list-item>
          <text:p text:style-name="P61"><text:span text:style-name="T2">(I) Informé :</text:span><text:span text:style-name="T1"> La personne ou l'entité tenue au courant de l'avancement ou de l'achèvement de la tâche.</text:span></text:p>
        </text:list-item>
      </text:list>
      <text:p text:style-name="P113"><text:span text:style-name="T1">Tableau de Synthèse RACI - TRACE</text:span></text:p>
      <table:table table:name="Table1" table:style-name="Table1">
        <table:table-column table:style-name="Table1.A" table:number-columns-repeated="3"/>
        <table:table-column table:style-name="Table1.D"/>
        <table:table-column table:style-name="Table1.A"/>
        <table:table-column table:style-name="Table1.F"/>
        <table:table-row table:style-name="Table1.1">
          <table:table-cell table:style-name="Table1.A1" office:value-type="string">
            <text:p text:style-name="P105"><text:span text:style-name="T2">Domaine / Activité</text:span></text:p>
          </table:table-cell>
          <table:table-cell table:style-name="Table1.A1" office:value-type="string">
            <text:p text:style-name="P105"><text:span text:style-name="T2">ESI (Dev &amp; MOE)</text:span></text:p>
          </table:table-cell>
          <table:table-cell table:style-name="Table1.A1" office:value-type="string">
            <text:p text:style-name="P105"><text:span text:style-name="T2">Div. AGIL (MOA / Métier)</text:span></text:p>
          </table:table-cell>
          <table:table-cell table:style-name="Table1.A1" office:value-type="string">
            <text:p text:style-name="P105"><text:span text:style-name="T2">Hébergeur (VM Locale / Nubo)</text:span></text:p>
          </table:table-cell>
          <table:table-cell table:style-name="Table1.A1" office:value-type="string">
            <text:p text:style-name="P105"><text:span text:style-name="T2">Sécurité (RSSI)</text:span></text:p>
          </table:table-cell>
          <table:table-cell table:style-name="Table1.A1" office:value-type="string">
            <text:p text:style-name="P105"><text:span text:style-name="T2">Agents (Utilisateurs)</text:span></text:p>
          </table:table-cell>
        </table:table-row>
        <table:table-row table:style-name="Table1.1">
          <table:table-cell table:style-name="Table1.A1" office:value-type="string">
            <text:p text:style-name="P106"><text:span text:style-name="T2">Création &amp; Déploiement de l'Infrastructure</text:span></text:p>
          </table:table-cell>
          <table:table-cell table:style-name="Table1.A1" office:value-type="string">
            <text:p text:style-name="P106"><text:span text:style-name="T1">R</text:span></text:p>
          </table:table-cell>
          <table:table-cell table:style-name="Table1.A1" office:value-type="string">
            <text:p text:style-name="P106"><text:span text:style-name="T1">A</text:span></text:p>
          </table:table-cell>
          <table:table-cell table:style-name="Table1.A1" office:value-type="string">
            <text:p text:style-name="P106"><text:span text:style-name="T1">R</text:span></text:p>
          </table:table-cell>
          <table:table-cell table:style-name="Table1.A1" office:value-type="string">
            <text:p text:style-name="P106"><text:span text:style-name="T1">C</text:span></text:p>
          </table:table-cell>
          <table:table-cell table:style-name="Table1.A1" office:value-type="string">
            <text:p text:style-name="P106"><text:span text:style-name="T1">I</text:span></text:p>
          </table:table-cell>
        </table:table-row>
        <table:table-row table:style-name="Table1.1">
          <table:table-cell table:style-name="Table1.A1" office:value-type="string">
            <text:p text:style-name="P106"><text:span text:style-name="T2">Intégration Technique et Applicative (INTEX / IIA)</text:span></text:p>
          </table:table-cell>
          <table:table-cell table:style-name="Table1.A1" office:value-type="string">
            <text:p text:style-name="P106"><text:span text:style-name="T1">R / A</text:span></text:p>
          </table:table-cell>
          <table:table-cell table:style-name="Table1.A1" office:value-type="string">
            <text:p text:style-name="P106"><text:span text:style-name="T1">I</text:span></text:p>
          </table:table-cell>
          <table:table-cell table:style-name="Table1.A1" office:value-type="string">
            <text:p text:style-name="P106"><text:span text:style-name="T1">C</text:span></text:p>
          </table:table-cell>
          <table:table-cell table:style-name="Table1.A1" office:value-type="string">
            <text:p text:style-name="P106"><text:span text:style-name="T1">C</text:span></text:p>
          </table:table-cell>
          <table:table-cell table:style-name="Table1.A1" office:value-type="string">
            <text:p text:style-name="P106"><text:span text:style-name="T1">-</text:span></text:p>
          </table:table-cell>
        </table:table-row>
        <table:table-row table:style-name="Table1.1">
          <table:table-cell table:style-name="Table1.A1" office:value-type="string">
            <text:p text:style-name="P106"><text:span text:style-name="T2">Qualification et Recette Applicative (UAT)</text:span></text:p>
          </table:table-cell>
          <table:table-cell table:style-name="Table1.A1" office:value-type="string">
            <text:p text:style-name="P106"><text:span text:style-name="T1">C</text:span></text:p>
          </table:table-cell>
          <table:table-cell table:style-name="Table1.A1" office:value-type="string">
            <text:p text:style-name="P106"><text:span text:style-name="T1">R / A</text:span></text:p>
          </table:table-cell>
          <table:table-cell table:style-name="Table1.A1" office:value-type="string">
            <text:p text:style-name="P106"><text:span text:style-name="T1">-</text:span></text:p>
          </table:table-cell>
          <table:table-cell table:style-name="Table1.A1" office:value-type="string">
            <text:p text:style-name="P106"><text:span text:style-name="T1">I</text:span></text:p>
          </table:table-cell>
          <table:table-cell table:style-name="Table1.A1" office:value-type="string">
            <text:p text:style-name="P106"><text:span text:style-name="T1">C</text:span></text:p>
          </table:table-cell>
        </table:table-row>
        <table:table-row table:style-name="Table1.1">
          <table:table-cell table:style-name="Table1.A1" office:value-type="string">
            <text:p text:style-name="P106"><text:span text:style-name="T2">Maintien en Condition Opérationnelle (Code source)</text:span></text:p>
          </table:table-cell>
          <table:table-cell table:style-name="Table1.A1" office:value-type="string">
            <text:p text:style-name="P106"><text:span text:style-name="T1">R</text:span></text:p>
          </table:table-cell>
          <table:table-cell table:style-name="Table1.A1" office:value-type="string">
            <text:p text:style-name="P106"><text:span text:style-name="T1">A</text:span></text:p>
          </table:table-cell>
          <table:table-cell table:style-name="Table1.A1" office:value-type="string">
            <text:p text:style-name="P106"><text:span text:style-name="T1">I</text:span></text:p>
          </table:table-cell>
          <table:table-cell table:style-name="Table1.A1" office:value-type="string">
            <text:p text:style-name="P106"><text:span text:style-name="T1">C</text:span></text:p>
          </table:table-cell>
          <table:table-cell table:style-name="Table1.A1" office:value-type="string">
            <text:p text:style-name="P106"><text:span text:style-name="T1">I</text:span></text:p>
          </table:table-cell>
        </table:table-row>
        <table:table-row table:style-name="Table1.1">
          <table:table-cell table:style-name="Table1.A1" office:value-type="string">
            <text:p text:style-name="P106"><text:span text:style-name="T2">Administration Fonctionnelle (Droits, Lieux, Services)</text:span></text:p>
          </table:table-cell>
          <table:table-cell table:style-name="Table1.A1" office:value-type="string">
            <text:p text:style-name="P106"><text:span text:style-name="T1">C</text:span></text:p>
          </table:table-cell>
          <table:table-cell table:style-name="Table1.A1" office:value-type="string">
            <text:p text:style-name="P106"><text:span text:style-name="T1">R / A</text:span></text:p>
          </table:table-cell>
          <table:table-cell table:style-name="Table1.A1" office:value-type="string">
            <text:p text:style-name="P106"><text:span text:style-name="T1">-</text:span></text:p>
          </table:table-cell>
          <table:table-cell table:style-name="Table1.A1" office:value-type="string">
            <text:p text:style-name="P106"><text:span text:style-name="T1">I</text:span></text:p>
          </table:table-cell>
          <table:table-cell table:style-name="Table1.A1" office:value-type="string">
            <text:p text:style-name="P106"><text:span text:style-name="T1">I</text:span></text:p>
          </table:table-cell>
        </table:table-row>
        <table:table-row table:style-name="Table1.1">
          <table:table-cell table:style-name="Table1.A1" office:value-type="string">
            <text:p text:style-name="P106"><text:span text:style-name="T2">Veille Sécurité &amp; Correction de Vulnérabilités (CVE)</text:span></text:p>
          </table:table-cell>
          <table:table-cell table:style-name="Table1.A1" office:value-type="string">
            <text:p text:style-name="P106"><text:span text:style-name="T1">R</text:span></text:p>
          </table:table-cell>
          <table:table-cell table:style-name="Table1.A1" office:value-type="string">
            <text:p text:style-name="P106"><text:span text:style-name="T1">A</text:span></text:p>
          </table:table-cell>
          <table:table-cell table:style-name="Table1.A1" office:value-type="string">
            <text:p text:style-name="P106"><text:span text:style-name="T1">I</text:span></text:p>
          </table:table-cell>
          <table:table-cell table:style-name="Table1.A1" office:value-type="string">
            <text:p text:style-name="P106"><text:span text:style-name="T1">R / A</text:span></text:p>
          </table:table-cell>
          <table:table-cell table:style-name="Table1.A1" office:value-type="string">
            <text:p text:style-name="P106"><text:span text:style-name="T1">-</text:span></text:p>
          </table:table-cell>
        </table:table-row>
        <table:table-row table:style-name="Table1.1">
          <table:table-cell table:style-name="Table1.A1" office:value-type="string">
            <text:p text:style-name="P106"><text:span text:style-name="T2">Support Utilisateur (Niveaux 1 &amp; 2)</text:span></text:p>
          </table:table-cell>
          <table:table-cell table:style-name="Table1.A1" office:value-type="string">
            <text:p text:style-name="P106"><text:span text:style-name="T1">C (Niveau 3)</text:span></text:p>
          </table:table-cell>
          <table:table-cell table:style-name="Table1.A1" office:value-type="string">
            <text:p text:style-name="P106"><text:span text:style-name="T1">R / A</text:span></text:p>
          </table:table-cell>
          <table:table-cell table:style-name="Table1.A1" office:value-type="string">
            <text:p text:style-name="P106"><text:span text:style-name="T1">-</text:span></text:p>
          </table:table-cell>
          <table:table-cell table:style-name="Table1.A1" office:value-type="string">
            <text:p text:style-name="P106"><text:span text:style-name="T1">-</text:span></text:p>
          </table:table-cell>
          <table:table-cell table:style-name="Table1.A1" office:value-type="string">
            <text:p text:style-name="P106"><text:span text:style-name="T1">I</text:span></text:p>
          </table:table-cell>
        </table:table-row>
      </table:table>
      <text:p text:style-name="P107"><text:soft-page-break/><text:span text:style-name="T2">Clause de retrait (Critère de "No-Go") :</text:span><text:span text:style-name="T1"> Le projet sera formellement arrêté et ne passera pas en phase de production si l'administration ne parvient pas à désigner clairement les équipes responsables de la maintenance technique et du support de l'application. Si des cases "À définir" subsistent dans la matrice RACI globale du projet, le déploiement est annulé.</text:span></text:p>
      <text:p text:style-name="P111"><text:span text:style-name="T1">9.2. Démarche "Public Money, Public Code" (Open Source)</text:span></text:p>
      <text:p text:style-name="P63"><text:span text:style-name="T1">S'agissant d'un développement financé par des fonds publics (la DGFiP), l'application TRACE s'inscrit pleinement dans une démarche de mutualisation en tant que "bien commun" :</text:span></text:p>
      <text:list xml:id="list2577960427" text:style-name="WWNum31">
        <text:list-item>
          <text:p text:style-name="P38"><text:span text:style-name="T2">Accessibilité :</text:span><text:span text:style-name="T1"> Le code source complet de TRACE et TRACE-SCAN doit être hébergé sur un dépôt GitHub public et distribué sous une licence ouverte de type </text:span><text:span text:style-name="T2">Creative Commons</text:span><text:span text:style-name="T1">.</text:span></text:p>
        </text:list-item>
        <text:list-item>
          <text:p text:style-name="P38"><text:span text:style-name="T2">Bénéfices institutionnels :</text:span><text:span text:style-name="T1"> Cette démarche de transparence autorise les audits de sécurité continus par la communauté et permet à toute autre administration publique de récupérer gratuitement l'outil pour gérer son propre parc. En cas d'abandon de l'application en interne, le code reste public et pérenne (réutilisabilité garantie).</text:span></text:p>
        </text:list-item>
        <text:list-item>
          <text:p text:style-name="P62"><text:span text:style-name="T2">Certification d'État :</text:span><text:span text:style-name="T1"> L'objectif à terme de cette ouverture logicielle est l'intégration officielle de TRACE au </text:span><text:span text:style-name="T2">SILL (Socle Interministériel du Logiciel Libre)</text:span><text:span text:style-name="T1"> administré par la DINUM, officialisant ainsi son statut de patrimoine numérique mutualisable de l'Éta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6" style:display-name="ListLabel 2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7" style:display-name="ListLabel 2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8" style:display-name="ListLabel 2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9" style:display-name="ListLabel 2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0" style:display-name="ListLabel 2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1" style:display-name="ListLabel 2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2" style:display-name="ListLabel 2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3" style:display-name="ListLabel 2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4" style:display-name="ListLabel 2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5" style:display-name="ListLabel 2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6" style:display-name="ListLabel 2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7" style:display-name="ListLabel 2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8" style:display-name="ListLabel 2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9" style:display-name="ListLabel 2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0" style:display-name="ListLabel 2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0" style:display-name="ListLabel 2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1" style:display-name="ListLabel 2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2" style:display-name="ListLabel 2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3" style:display-name="ListLabel 2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4" style:display-name="ListLabel 2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5" style:display-name="ListLabel 2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6" style:display-name="ListLabel 2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7" style:display-name="ListLabel 2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8" style:display-name="ListLabel 2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9" style:display-name="ListLabel 2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0" style:display-name="ListLabel 2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1" style:display-name="ListLabel 2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2" style:display-name="ListLabel 2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3" style:display-name="ListLabel 2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4" style:display-name="ListLabel 2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5" style:display-name="ListLabel 2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6" style:display-name="ListLabel 2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7" style:display-name="ListLabel 2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9" style:display-name="ListLabel 2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0" style:display-name="ListLabel 2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1" style:display-name="ListLabel 2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2" style:display-name="ListLabel 2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3" style:display-name="ListLabel 2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4" style:display-name="ListLabel 2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5" style:display-name="ListLabel 2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0" style:display-name="ListLabel 2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1" style:display-name="ListLabel 2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2" style:display-name="ListLabel 2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3" style:display-name="ListLabel 2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4" style:display-name="ListLabel 2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5" style:display-name="ListLabel 2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6" style:display-name="ListLabel 2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7" style:display-name="ListLabel 2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8" style:display-name="ListLabel 2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9" style:display-name="ListLabel 2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0" style:display-name="ListLabel 2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1" style:display-name="ListLabel 2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2" style:display-name="ListLabel 2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3" style:display-name="ListLabel 2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4" style:display-name="ListLabel 2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5" style:display-name="ListLabel 2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6" style:display-name="ListLabel 2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7" style:display-name="ListLabel 2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8" style:display-name="ListLabel 2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9" style:display-name="ListLabel 2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0" style:display-name="ListLabel 3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1" style:display-name="ListLabel 3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2" style:display-name="ListLabel 3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3" style:display-name="ListLabel 3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4" style:display-name="ListLabel 3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5" style:display-name="ListLabel 3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6" style:display-name="ListLabel 3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7" style:display-name="ListLabel 3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8" style:display-name="ListLabel 3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9" style:display-name="ListLabel 3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0" style:display-name="ListLabel 3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1" style:display-name="ListLabel 3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2" style:display-name="ListLabel 3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3" style:display-name="ListLabel 3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4" style:display-name="ListLabel 3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5" style:display-name="ListLabel 3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6" style:display-name="ListLabel 3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7" style:display-name="ListLabel 3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8" style:display-name="ListLabel 3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9" style:display-name="ListLabel 3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0" style:display-name="ListLabel 3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1" style:display-name="ListLabel 3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2" style:display-name="ListLabel 3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3" style:display-name="ListLabel 3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4" style:display-name="ListLabel 3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5" style:display-name="ListLabel 3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6" style:display-name="ListLabel 3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7" style:display-name="ListLabel 3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8" style:display-name="ListLabel 3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9" style:display-name="ListLabel 3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0" style:display-name="ListLabel 3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1" style:display-name="ListLabel 3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2" style:display-name="ListLabel 3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3" style:display-name="ListLabel 3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4" style:display-name="ListLabel 3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5" style:display-name="ListLabel 3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6" style:display-name="ListLabel 3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7" style:display-name="ListLabel 3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8" style:display-name="ListLabel 3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9" style:display-name="ListLabel 3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0" style:display-name="ListLabel 3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1" style:display-name="ListLabel 3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2" style:display-name="ListLabel 3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3" style:display-name="ListLabel 3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4" style:display-name="ListLabel 3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5" style:display-name="ListLabel 3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6" style:display-name="ListLabel 3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7" style:display-name="ListLabel 3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8" style:display-name="ListLabel 3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9" style:display-name="ListLabel 3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0" style:display-name="ListLabel 3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1" style:display-name="ListLabel 3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2" style:display-name="ListLabel 3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3" style:display-name="ListLabel 3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4" style:display-name="ListLabel 3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5" style:display-name="ListLabel 3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6" style:display-name="ListLabel 3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7" style:display-name="ListLabel 3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8" style:display-name="ListLabel 3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9" style:display-name="ListLabel 3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0" style:display-name="ListLabel 3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1" style:display-name="ListLabel 3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2" style:display-name="ListLabel 3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3" style:display-name="ListLabel 3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4" style:display-name="ListLabel 3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5" style:display-name="ListLabel 3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6" style:display-name="ListLabel 3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7" style:display-name="ListLabel 3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8" style:display-name="ListLabel 3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9" style:display-name="ListLabel 3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0" style:display-name="ListLabel 3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1" style:display-name="ListLabel 3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2" style:display-name="ListLabel 3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3" style:display-name="ListLabel 3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4" style:display-name="ListLabel 3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5" style:display-name="ListLabel 3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6" style:display-name="ListLabel 3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7" style:display-name="ListLabel 3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8" style:display-name="ListLabel 3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9" style:display-name="ListLabel 3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0" style:display-name="ListLabel 3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1" style:display-name="ListLabel 3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2" style:display-name="ListLabel 3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3" style:display-name="ListLabel 3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4" style:display-name="ListLabel 3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5" style:display-name="ListLabel 3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6" style:display-name="ListLabel 3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7" style:display-name="ListLabel 3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8" style:display-name="ListLabel 3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9" style:display-name="ListLabel 3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0" style:display-name="ListLabel 3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1" style:display-name="ListLabel 3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2" style:display-name="ListLabel 3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3" style:display-name="ListLabel 3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4" style:display-name="ListLabel 3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5" style:display-name="ListLabel 3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6" style:display-name="ListLabel 3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91"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00"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18"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27"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81"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90"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99"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0" meta:paragraph-count="234" meta:word-count="3970" meta:character-count="26303" meta:non-whitespace-character-count="22695"/>
    <meta:generator>LibreOfficeDev/6.0.5.2$Linux_X86_64 LibreOffice_project/</meta:generator>
  </office:meta>
</office:document-meta>
</file>